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size-asian="10pt" style:font-size-complex="10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size-asian="10pt" style:font-size-complex="10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T1" style:family="text">
      <style:text-properties fo:color="#008080"/>
    </style:style>
    <style:style style:name="T2" style:family="text">
      <style:text-properties fo:color="#008080" style:font-name-asian="Courier New" style:font-name-complex="Courier New"/>
    </style:style>
    <style:style style:name="T3" style:family="text">
      <style:text-properties fo:color="#008080" fo:font-weight="normal" style:font-weight-asian="normal" style:font-weight-complex="normal"/>
    </style:style>
    <style:style style:name="T4" style:family="text">
      <style:text-properties fo:color="#3f7f7f"/>
    </style:style>
    <style:style style:name="T5" style:family="text">
      <style:text-properties fo:color="#3f7f7f" style:font-name-asian="Courier New" style:font-name-complex="Courier New"/>
    </style:style>
    <style:style style:name="T6" style:family="text">
      <style:text-properties fo:color="#3f7f7f" fo:font-weight="normal" style:font-weight-asian="normal" style:font-weight-complex="normal"/>
    </style:style>
    <style:style style:name="T7" style:family="text">
      <style:text-properties fo:color="#000000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7f007f"/>
    </style:style>
    <style:style style:name="T10" style:family="text">
      <style:text-properties fo:color="#896612"/>
    </style:style>
    <style:style style:name="T11" style:family="text">
      <style:text-properties fo:color="#896612" fo:font-weight="normal" style:font-weight-asian="normal" style:font-weight-complex="normal"/>
    </style:style>
    <style:style style:name="T12" style:family="text">
      <style:text-properties fo:color="#7f0055" fo:font-weight="bold" style:font-weight-asian="bold" style:font-weight-complex="bold"/>
    </style:style>
    <style:style style:name="T13" style:family="text">
      <style:text-properties fo:color="#808080"/>
    </style:style>
    <style:style style:name="T14" style:family="text">
      <style:text-properties fo:color="#808080" fo:font-weight="normal" style:font-weight-asian="normal" style:font-weight-complex="normal"/>
    </style:style>
    <style:style style:name="T15" style:family="text">
      <style:text-properties fo:color="#0000c0"/>
    </style:style>
    <style:style style:name="T16" style:family="text">
      <style:text-properties fo:color="#0000c0" fo:font-weight="normal" style:font-weight-asian="normal" style:font-weight-complex="normal"/>
    </style:style>
    <style:style style:name="T17" style:family="text">
      <style:text-properties fo:color="#2a00ff" fo:font-style="italic" style:font-style-asian="italic" style:font-style-complex="italic"/>
    </style:style>
    <style:style style:name="T18" style:family="text">
      <style:text-properties style:font-name-asian="Courier New" style:font-name-complex="Courier New"/>
    </style:style>
    <style:style style:name="T19" style:family="text">
      <style:text-properties fo:color="#ff0000"/>
    </style:style>
    <style:style style:name="T20" style:family="text">
      <style:text-properties fo:color="#ff0000" fo:font-weight="normal" style:font-weight-asian="normal" style:font-weight-complex="normal"/>
    </style:style>
    <style:style style:name="T21" style:family="text">
      <style:text-properties fo:color="#ff0000" fo:font-weight="bold" style:font-weight-asian="bold" style:font-weight-complex="bold"/>
    </style:style>
    <style:style style:name="T22" style:family="text">
      <style:text-properties fo:color="#ff950e" fo:font-weight="bold" style:font-weight-asian="bold" style:font-weight-complex="bold"/>
    </style:style>
    <style:style style:name="T23" style:family="text">
      <style:text-properties fo:color="#ff950e" style:font-name="Arial"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use-window-font-color="true" style:font-name="Arial" fo:font-weight="bold" style:font-weight-asian="bold" style:font-weight-complex="bold"/>
    </style:style>
    <style:style style:name="T26" style:family="text">
      <style:text-properties style:use-window-font-color="true" style:font-name="Arial" fo:font-weight="normal" style:font-weight-asian="normal" style:font-weight-complex="normal"/>
    </style:style>
    <style:style style:name="T27" style:family="text">
      <style:text-properties style:use-window-font-color="true" fo:font-weight="normal" style:font-weight-asian="normal" style:font-weight-complex="normal"/>
    </style:style>
    <style:style style:name="T28" style:family="text">
      <style:text-properties style:use-window-font-color="true"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color="#0082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Zmieniamy template</text:p>
      <text:p text:style-name="P1"/>
      <text:p text:style-name="P1">&lt;!-- /src/Ens/JobeetBundle/Resources/views/Job/new.html.twig --&gt;</text:p>
      <text:p text:style-name="P2"><text:span text:style-name="T1">&lt;</text:span><text:span text:style-name="T4">h1</text:span><text:span text:style-name="T1">&gt;</text:span><text:span text:style-name="T7">Job creation</text:span><text:span text:style-name="T1">&lt;/</text:span><text:span text:style-name="T4">h1</text:span><text:span text:style-name="T1">&gt;</text:span></text:p>
      <text:p text:style-name="P3"/>
      <text:p text:style-name="P3"><text:span text:style-name="T1">&lt;</text:span><text:span text:style-name="T4">form</text:span> <text:span text:style-name="T9">action</text:span><text:span text:style-name="T7">=</text:span>"<text:span text:style-name="T10">{{</text:span><text:span text:style-name="T12"> </text:span><text:span text:style-name="T7">path</text:span><text:span text:style-name="T13">(</text:span><text:span text:style-name="T15">'ens_job_create'</text:span><text:span text:style-name="T13">)</text:span><text:span text:style-name="T12"> </text:span><text:span text:style-name="T10">}}</text:span>" <text:span text:style-name="T9">method</text:span><text:span text:style-name="T7">=</text:span><text:span text:style-name="T17">"post"</text:span><text:span text:style-name="T10"> {{</text:span><text:span text:style-name="T12"> </text:span><text:span text:style-name="T7">form_enctype</text:span><text:span text:style-name="T13">(</text:span><text:span text:style-name="T7">form</text:span><text:span text:style-name="T13">)</text:span><text:span text:style-name="T12"> </text:span><text:span text:style-name="T10">}}</text:span> <text:span text:style-name="T9">novalidate</text:span><text:span text:style-name="T1">&gt;</text:span></text:p>
      <text:p text:style-name="P3"><text:span text:style-name="T7"><text:s text:c="4"/></text:span><text:span text:style-name="T10">{{</text:span><text:span text:style-name="T12"> </text:span><text:span text:style-name="T7">form_widget</text:span><text:span text:style-name="T13">(</text:span><text:span text:style-name="T7">form</text:span><text:span text:style-name="T13">)</text:span><text:span text:style-name="T12"> </text:span><text:span text:style-name="T10">}}</text:span></text:p>
      <text:p text:style-name="P3"><text:span text:style-name="T7"><text:s text:c="4"/></text:span><text:span text:style-name="T1">&lt;</text:span><text:span text:style-name="T4">p</text:span><text:span text:style-name="T1">&gt;</text:span></text:p>
      <text:p text:style-name="P3"><text:span text:style-name="T7"><text:s text:c="8"/></text:span><text:span text:style-name="T1">&lt;</text:span><text:span text:style-name="T4">button</text:span> <text:span text:style-name="T9">type</text:span><text:span text:style-name="T7">=</text:span><text:span text:style-name="T17">"submit"</text:span><text:span text:style-name="T1">&gt;</text:span><text:span text:style-name="T7">Create</text:span><text:span text:style-name="T1">&lt;/</text:span><text:span text:style-name="T4">button</text:span><text:span text:style-name="T1">&gt;</text:span></text:p>
      <text:p text:style-name="P3"><text:span text:style-name="T7"><text:s text:c="4"/></text:span><text:span text:style-name="T1">&lt;/</text:span><text:span text:style-name="T4">p</text:span><text:span text:style-name="T1">&gt;</text:span></text:p>
      <text:p text:style-name="P3"><text:span text:style-name="T1">&lt;/</text:span><text:span text:style-name="T4">form</text:span><text:span text:style-name="T1">&gt;</text:span></text:p>
      <text:p text:style-name="P3"/>
      <text:p text:style-name="P3"><text:span text:style-name="T1">&lt;</text:span><text:span text:style-name="T4">ul</text:span> <text:span text:style-name="T9">class</text:span><text:span text:style-name="T7">=</text:span><text:span text:style-name="T17">"record_actions"</text:span><text:span text:style-name="T1">&gt;</text:span></text:p>
      <text:p text:style-name="P3"><text:span text:style-name="T7"><text:s text:c="4"/></text:span><text:span text:style-name="T1">&lt;</text:span><text:span text:style-name="T4">li</text:span><text:span text:style-name="T1">&gt;</text:span></text:p>
      <text:p text:style-name="P3"><text:span text:style-name="T7"><text:s text:c="8"/></text:span><text:span text:style-name="T1">&lt;</text:span><text:span text:style-name="T4">a</text:span> <text:span text:style-name="T9">href</text:span><text:span text:style-name="T7">=</text:span>"<text:span text:style-name="T10">{{</text:span><text:span text:style-name="T12"> </text:span><text:span text:style-name="T7">path</text:span><text:span text:style-name="T13">(</text:span><text:span text:style-name="T15">'ens_job'</text:span><text:span text:style-name="T13">)</text:span><text:span text:style-name="T12"> </text:span><text:span text:style-name="T10">}}</text:span>"<text:span text:style-name="T1">&gt;</text:span></text:p>
      <text:p text:style-name="P5"><text:s text:c="12"/>Back to the list</text:p>
      <text:p text:style-name="P3"><text:span text:style-name="T7"><text:s text:c="8"/></text:span><text:span text:style-name="T1">&lt;/</text:span><text:span text:style-name="T4">a</text:span><text:span text:style-name="T1">&gt;</text:span></text:p>
      <text:p text:style-name="P3"><text:span text:style-name="T7"><text:s text:c="4"/></text:span><text:span text:style-name="T1">&lt;/</text:span><text:span text:style-name="T4">li</text:span><text:span text:style-name="T1">&gt;</text:span></text:p>
      <text:p text:style-name="P4"><text:span text:style-name="T2">&lt;/</text:span><text:span text:style-name="T5">ul</text:span><text:span text:style-name="T2">&gt;</text:span></text:p>
      <text:p text:style-name="P4"><text:span text:style-name="T2"/></text:p>
      <text:p text:style-name="P7"><text:span text:style-name="T18"/></text:p>
      <text:p text:style-name="P7"><text:span text:style-name="T18">Na następującą:</text:span></text:p>
      <text:p text:style-name="P7"><text:span text:style-name="T18"/></text:p>
      <text:p text:style-name="P6"><text:span text:style-name="T10">{%</text:span><text:span text:style-name="T12"> extends </text:span><text:span text:style-name="T15">'EnsJobeetBundle::layout.html.twig'</text:span><text:span text:style-name="T12"> </text:span><text:span text:style-name="T10">%}</text:span></text:p>
      <text:p text:style-name="P5"><text:s/></text:p>
      <text:p text:style-name="P3"><text:span text:style-name="T10">{%</text:span><text:span text:style-name="T12"> form_theme </text:span><text:span text:style-name="T7">form</text:span><text:span text:style-name="T12"> </text:span><text:span text:style-name="T7">_self</text:span><text:span text:style-name="T12"> </text:span><text:span text:style-name="T10">%}</text:span></text:p>
      <text:p text:style-name="P5"><text:s/></text:p>
      <text:p text:style-name="P3"><text:span text:style-name="T10">{%</text:span><text:span text:style-name="T12"> block </text:span><text:span text:style-name="T7">form_errors</text:span><text:span text:style-name="T12"> </text:span><text:span text:style-name="T10">%}</text:span></text:p>
      <text:p text:style-name="P3"><text:span text:style-name="T10">{%</text:span><text:span text:style-name="T12"> spaceless </text:span><text:span text:style-name="T10">%}</text:span></text:p>
      <text:p text:style-name="P3"><text:span text:style-name="T7"><text:s text:c="4"/></text:span><text:span text:style-name="T10">{%</text:span><text:span text:style-name="T12"> if </text:span><text:span text:style-name="T7">errors</text:span><text:span text:style-name="T13">|</text:span><text:span text:style-name="T7">length</text:span><text:span text:style-name="T12"> </text:span><text:span text:style-name="T13">&gt;</text:span><text:span text:style-name="T12"> </text:span><text:span text:style-name="T19">0</text:span><text:span text:style-name="T12"> </text:span><text:span text:style-name="T10">%}</text:span></text:p>
      <text:p text:style-name="P3"><text:span text:style-name="T7"><text:s text:c="8"/></text:span><text:span text:style-name="T1">&lt;</text:span><text:span text:style-name="T4">ul</text:span> <text:span text:style-name="T9">class</text:span><text:span text:style-name="T7">=</text:span><text:span text:style-name="T17">"error_list"</text:span><text:span text:style-name="T1">&gt;</text:span></text:p>
      <text:p text:style-name="P3"><text:span text:style-name="T7"><text:s text:c="12"/></text:span><text:span text:style-name="T10">{%</text:span><text:span text:style-name="T12"> for </text:span><text:span text:style-name="T7">error</text:span><text:span text:style-name="T12"> in </text:span><text:span text:style-name="T7">errors</text:span><text:span text:style-name="T12"> </text:span><text:span text:style-name="T10">%}</text:span></text:p>
      <text:p text:style-name="P3"><text:span text:style-name="T7"><text:s text:c="16"/></text:span><text:span text:style-name="T1">&lt;</text:span><text:span text:style-name="T4">li</text:span><text:span text:style-name="T1">&gt;</text:span><text:span text:style-name="T10">{{</text:span><text:span text:style-name="T12"> </text:span><text:span text:style-name="T7">error</text:span><text:span text:style-name="T13">.</text:span><text:span text:style-name="T7">messageTemplate</text:span><text:span text:style-name="T13">|</text:span><text:span text:style-name="T7">trans</text:span><text:span text:style-name="T13">(</text:span><text:span text:style-name="T7">error</text:span><text:span text:style-name="T13">.</text:span><text:span text:style-name="T7">messageParameters</text:span><text:span text:style-name="T13">,</text:span><text:span text:style-name="T12"> </text:span><text:span text:style-name="T15">'validators'</text:span><text:span text:style-name="T13">)</text:span><text:span text:style-name="T12"> </text:span><text:span text:style-name="T10">}}</text:span><text:span text:style-name="T1">&lt;/</text:span><text:span text:style-name="T4">li</text:span><text:span text:style-name="T1">&gt;</text:span></text:p>
      <text:p text:style-name="P3"><text:span text:style-name="T7"><text:s text:c="12"/></text:span><text:span text:style-name="T10">{%</text:span><text:span text:style-name="T12"> endfor </text:span><text:span text:style-name="T10">%}</text:span></text:p>
      <text:p text:style-name="P3"><text:span text:style-name="T7"><text:s text:c="8"/></text:span><text:span text:style-name="T1">&lt;/</text:span><text:span text:style-name="T4">ul</text:span><text:span text:style-name="T1">&gt;</text:span></text:p>
      <text:p text:style-name="P3"><text:span text:style-name="T7"><text:s text:c="4"/></text:span><text:span text:style-name="T10">{%</text:span><text:span text:style-name="T12"> endif </text:span><text:span text:style-name="T10">%}</text:span></text:p>
      <text:p text:style-name="P3"><text:span text:style-name="T10">{%</text:span><text:span text:style-name="T12"> endspaceless </text:span><text:span text:style-name="T10">%}</text:span></text:p>
      <text:p text:style-name="P3"><text:span text:style-name="T10">{%</text:span><text:span text:style-name="T12"> endblock </text:span><text:span text:style-name="T7">form_errors</text:span><text:span text:style-name="T12"> </text:span><text:span text:style-name="T10">%}</text:span></text:p>
      <text:p text:style-name="P5"><text:s/></text:p>
      <text:p text:style-name="P3"><text:span text:style-name="T10">{%</text:span><text:span text:style-name="T12"> block </text:span><text:span text:style-name="T7">stylesheets</text:span><text:span text:style-name="T12"> </text:span><text:span text:style-name="T10">%}</text:span></text:p>
      <text:p text:style-name="P3"><text:span text:style-name="T7"><text:s text:c="4"/></text:span><text:span text:style-name="T10">{{</text:span><text:span text:style-name="T12"> </text:span><text:span text:style-name="T7">parent</text:span><text:span text:style-name="T13">()</text:span><text:span text:style-name="T12"> </text:span><text:span text:style-name="T10">}}</text:span></text:p>
      <text:p text:style-name="P3"><text:span text:style-name="T7"><text:s text:c="4"/></text:span><text:span text:style-name="T1">&lt;</text:span><text:span text:style-name="T4">link</text:span> <text:span text:style-name="T9">rel</text:span><text:span text:style-name="T7">=</text:span><text:span text:style-name="T17">"stylesheet"</text:span> <text:span text:style-name="T9">href</text:span><text:span text:style-name="T7">=</text:span>"<text:span text:style-name="T10">{{</text:span><text:span text:style-name="T12"> </text:span><text:span text:style-name="T7">asset</text:span><text:span text:style-name="T13">(</text:span><text:span text:style-name="T15">'bundles/ensjobeet/css/job.css'</text:span><text:span text:style-name="T13">)</text:span><text:span text:style-name="T12"> </text:span><text:span text:style-name="T10">}}</text:span>" <text:span text:style-name="T9">type</text:span><text:span text:style-name="T7">=</text:span><text:span text:style-name="T17">"text/css"</text:span> <text:span text:style-name="T9">media</text:span><text:span text:style-name="T7">=</text:span><text:span text:style-name="T17">"all"</text:span> <text:span text:style-name="T1">/&gt;</text:span></text:p>
      <text:p text:style-name="P3"><text:span text:style-name="T10">{%</text:span><text:span text:style-name="T12"> endblock </text:span><text:span text:style-name="T10">%}</text:span></text:p>
      <text:p text:style-name="P5"><text:s/></text:p>
      <text:p text:style-name="P3"><text:span text:style-name="T10">{%</text:span><text:span text:style-name="T12"> block </text:span><text:span text:style-name="T7">content</text:span><text:span text:style-name="T12"> </text:span><text:span text:style-name="T10">%}</text:span></text:p>
      <text:p text:style-name="P3"><text:span text:style-name="T7"><text:s text:c="4"/></text:span><text:span text:style-name="T1">&lt;</text:span><text:span text:style-name="T4">h1</text:span><text:span text:style-name="T1">&gt;</text:span><text:span text:style-name="T7">Job creation</text:span><text:span text:style-name="T1">&lt;/</text:span><text:span text:style-name="T4">h1</text:span><text:span text:style-name="T1">&gt;</text:span></text:p>
      <text:p text:style-name="P3"><text:span text:style-name="T7"><text:s text:c="4"/></text:span><text:span text:style-name="T1">&lt;</text:span><text:span text:style-name="T4">form</text:span> <text:span text:style-name="T9">action</text:span><text:span text:style-name="T7">=</text:span>"<text:span text:style-name="T10">{{</text:span><text:span text:style-name="T12"> </text:span><text:span text:style-name="T7">path</text:span><text:span text:style-name="T13">(</text:span><text:span text:style-name="T15">'ens_job_create'</text:span><text:span text:style-name="T13">)</text:span><text:span text:style-name="T12"> </text:span><text:span text:style-name="T10">}}</text:span>" <text:span text:style-name="T9">method</text:span><text:span text:style-name="T7">=</text:span><text:span text:style-name="T17">"post"</text:span><text:span text:style-name="T10"> {{</text:span><text:span text:style-name="T12"> </text:span><text:span text:style-name="T7">form_enctype</text:span><text:span text:style-name="T13">(</text:span><text:span text:style-name="T7">form</text:span><text:span text:style-name="T13">)</text:span><text:span text:style-name="T12"> </text:span><text:span text:style-name="T10">}}</text:span> <text:span text:style-name="T22">novalidate</text:span><text:span text:style-name="T1">&gt;</text:span></text:p>
      <text:p text:style-name="P3"><text:span text:style-name="T7"><text:s text:c="8"/></text:span><text:span text:style-name="T1">&lt;</text:span><text:span text:style-name="T4">table</text:span> <text:span text:style-name="T9">id</text:span><text:span text:style-name="T7">=</text:span><text:span text:style-name="T17">"job_form"</text:span><text:span text:style-name="T1">&gt;</text:span></text:p>
      <text:p text:style-name="P3"><text:span text:style-name="T7"><text:s text:c="12"/></text:span><text:span text:style-name="T1">&lt;</text:span><text:span text:style-name="T4">tfoot</text:span><text:span text:style-name="T1">&gt;</text:span></text:p>
      <text:p text:style-name="P3"><text:span text:style-name="T7"><text:s text:c="16"/></text:span><text:span text:style-name="T1">&lt;</text:span><text:span text:style-name="T4">tr</text:span><text:span text:style-name="T1">&gt;</text:span></text:p>
      <text:p text:style-name="P3"><text:span text:style-name="T7"><text:s text:c="20"/></text:span><text:span text:style-name="T1">&lt;</text:span><text:span text:style-name="T4">td</text:span> <text:span text:style-name="T9">colspan</text:span><text:span text:style-name="T7">=</text:span><text:span text:style-name="T17">"2"</text:span><text:span text:style-name="T1">&gt;</text:span></text:p>
      <text:p text:style-name="P3"><text:span text:style-name="T7"><text:s text:c="24"/></text:span><text:span text:style-name="T1">&lt;</text:span><text:span text:style-name="T4">input</text:span> <text:span text:style-name="T9">type</text:span><text:span text:style-name="T7">=</text:span><text:span text:style-name="T17">"submit"</text:span> <text:span text:style-name="T9">value</text:span><text:span text:style-name="T7">=</text:span><text:span text:style-name="T17">"Preview your job"</text:span> <text:span text:style-name="T1">/&gt;</text:span></text:p>
      <text:p text:style-name="P3"><text:span text:style-name="T7"><text:s text:c="20"/></text:span><text:span text:style-name="T1">&lt;/</text:span><text:span text:style-name="T4">td</text:span><text:span text:style-name="T1">&gt;</text:span></text:p>
      <text:p text:style-name="P3"><text:span text:style-name="T7"><text:s text:c="16"/></text:span><text:span text:style-name="T1">&lt;/</text:span><text:span text:style-name="T4">tr</text:span><text:span text:style-name="T1">&gt;</text:span></text:p>
      <text:p text:style-name="P3"><text:span text:style-name="T7"><text:s text:c="12"/></text:span><text:span text:style-name="T1">&lt;/</text:span><text:span text:style-name="T4">tfoot</text:span><text:span text:style-name="T1">&gt;</text:span></text:p>
      <text:p text:style-name="P3"><text:span text:style-name="T7"><text:s text:c="12"/></text:span><text:span text:style-name="T1">&lt;</text:span><text:span text:style-name="T4">tbody</text:span><text:span text:style-name="T1">&gt;</text:span></text:p>
      <text:p text:style-name="P3"><text:span text:style-name="T7"><text:s text:c="16"/></text:span><text:span text:style-name="T1">&lt;</text:span><text:span text:style-name="T4">tr</text:span><text:span text:style-name="T1">&gt;</text:span></text:p>
      <text:p text:style-name="P3"><text:span text:style-name="T7"><text:s text:c="20"/></text:span><text:span text:style-name="T1">&lt;</text:span><text:span text:style-name="T4">th</text:span><text:span text:style-name="T1">&gt;</text:span><text:span text:style-name="T10">{{</text:span><text:span text:style-name="T12"> </text:span><text:span text:style-name="T7">form_label</text:span><text:span text:style-name="T13">(</text:span><text:span text:style-name="T7">form</text:span><text:span text:style-name="T13">.</text:span><text:span text:style-name="T7">category</text:span><text:span text:style-name="T13">)</text:span><text:span text:style-name="T12"> </text:span><text:span text:style-name="T10">}}</text:span><text:span text:style-name="T1">&lt;/</text:span><text:span text:style-name="T4">th</text:span><text:span text:style-name="T1">&gt;</text:span></text:p>
      <text:p text:style-name="P3"><text:span text:style-name="T7"><text:s text:c="20"/></text:span><text:span text:style-name="T1">&lt;</text:span><text:span text:style-name="T4">td</text:span><text:span text:style-name="T1">&gt;</text:span></text:p>
      <text:p text:style-name="P3"><text:span text:style-name="T7"><text:s text:c="24"/></text:span><text:span text:style-name="T10">{{</text:span><text:span text:style-name="T12"> </text:span><text:span text:style-name="T7">form_errors</text:span><text:span text:style-name="T13">(</text:span><text:span text:style-name="T7">form</text:span><text:span text:style-name="T13">.</text:span><text:span text:style-name="T7">category</text:span><text:span text:style-name="T13">)</text:span><text:span text:style-name="T12"> </text:span><text:span text:style-name="T10">}}</text:span></text:p>
      <text:p text:style-name="P3"><text:soft-page-break/><text:span text:style-name="T7"><text:s text:c="24"/></text:span><text:span text:style-name="T10">{{</text:span><text:span text:style-name="T12"> </text:span><text:span text:style-name="T7">form_widget</text:span><text:span text:style-name="T13">(</text:span><text:span text:style-name="T7">form</text:span><text:span text:style-name="T13">.</text:span><text:span text:style-name="T7">category</text:span><text:span text:style-name="T13">)</text:span><text:span text:style-name="T12"> </text:span><text:span text:style-name="T10">}}</text:span></text:p>
      <text:p text:style-name="P3"><text:span text:style-name="T7"><text:s text:c="20"/></text:span><text:span text:style-name="T1">&lt;/</text:span><text:span text:style-name="T4">td</text:span><text:span text:style-name="T1">&gt;</text:span></text:p>
      <text:p text:style-name="P3"><text:span text:style-name="T7"><text:s text:c="16"/></text:span><text:span text:style-name="T1">&lt;/</text:span><text:span text:style-name="T4">tr</text:span><text:span text:style-name="T1">&gt;</text:span></text:p>
      <text:p text:style-name="P3"><text:span text:style-name="T7"><text:s text:c="16"/></text:span><text:span text:style-name="T1">&lt;</text:span><text:span text:style-name="T4">tr</text:span><text:span text:style-name="T1">&gt;</text:span></text:p>
      <text:p text:style-name="P3"><text:span text:style-name="T7"><text:s text:c="20"/></text:span><text:span text:style-name="T1">&lt;</text:span><text:span text:style-name="T4">th</text:span><text:span text:style-name="T1">&gt;</text:span><text:span text:style-name="T10">{{</text:span><text:span text:style-name="T12"> </text:span><text:span text:style-name="T7">form_label</text:span><text:span text:style-name="T13">(</text:span><text:span text:style-name="T7">form</text:span><text:span text:style-name="T13">.</text:span><text:span text:style-name="T7">type</text:span><text:span text:style-name="T13">)</text:span><text:span text:style-name="T12"> </text:span><text:span text:style-name="T10">}}</text:span><text:span text:style-name="T1">&lt;/</text:span><text:span text:style-name="T4">th</text:span><text:span text:style-name="T1">&gt;</text:span></text:p>
      <text:p text:style-name="P3"><text:span text:style-name="T7"><text:s text:c="20"/></text:span><text:span text:style-name="T1">&lt;</text:span><text:span text:style-name="T4">td</text:span><text:span text:style-name="T1">&gt;</text:span></text:p>
      <text:p text:style-name="P3"><text:span text:style-name="T7"><text:s text:c="24"/></text:span><text:span text:style-name="T10">{{</text:span><text:span text:style-name="T12"> </text:span><text:span text:style-name="T7">form_errors</text:span><text:span text:style-name="T13">(</text:span><text:span text:style-name="T7">form</text:span><text:span text:style-name="T13">.</text:span><text:span text:style-name="T7">type</text:span><text:span text:style-name="T13">)</text:span><text:span text:style-name="T12"> </text:span><text:span text:style-name="T10">}}</text:span></text:p>
      <text:p text:style-name="P3"><text:span text:style-name="T7"><text:s text:c="24"/></text:span><text:span text:style-name="T10">{{</text:span><text:span text:style-name="T12"> </text:span><text:span text:style-name="T7">form_widget</text:span><text:span text:style-name="T13">(</text:span><text:span text:style-name="T7">form</text:span><text:span text:style-name="T13">.</text:span><text:span text:style-name="T7">type</text:span><text:span text:style-name="T13">)</text:span><text:span text:style-name="T12"> </text:span><text:span text:style-name="T10">}}</text:span></text:p>
      <text:p text:style-name="P3"><text:span text:style-name="T7"><text:s text:c="20"/></text:span><text:span text:style-name="T1">&lt;/</text:span><text:span text:style-name="T4">td</text:span><text:span text:style-name="T1">&gt;</text:span></text:p>
      <text:p text:style-name="P3"><text:span text:style-name="T7"><text:s text:c="16"/></text:span><text:span text:style-name="T1">&lt;/</text:span><text:span text:style-name="T4">tr</text:span><text:span text:style-name="T1">&gt;</text:span></text:p>
      <text:p text:style-name="P3"><text:span text:style-name="T7"><text:s text:c="16"/></text:span><text:span text:style-name="T1">&lt;</text:span><text:span text:style-name="T4">tr</text:span><text:span text:style-name="T1">&gt;</text:span></text:p>
      <text:p text:style-name="P3"><text:span text:style-name="T7"><text:s text:c="20"/></text:span><text:span text:style-name="T1">&lt;</text:span><text:span text:style-name="T4">th</text:span><text:span text:style-name="T1">&gt;</text:span><text:span text:style-name="T10">{{</text:span><text:span text:style-name="T12"> </text:span><text:span text:style-name="T7">form_label</text:span><text:span text:style-name="T13">(</text:span><text:span text:style-name="T7">form</text:span><text:span text:style-name="T13">.</text:span><text:span text:style-name="T7">company</text:span><text:span text:style-name="T13">)</text:span><text:span text:style-name="T12"> </text:span><text:span text:style-name="T10">}}</text:span><text:span text:style-name="T1">&lt;/</text:span><text:span text:style-name="T4">th</text:span><text:span text:style-name="T1">&gt;</text:span></text:p>
      <text:p text:style-name="P3"><text:span text:style-name="T7"><text:s text:c="20"/></text:span><text:span text:style-name="T1">&lt;</text:span><text:span text:style-name="T4">td</text:span><text:span text:style-name="T1">&gt;</text:span></text:p>
      <text:p text:style-name="P3"><text:span text:style-name="T7"><text:s text:c="24"/></text:span><text:span text:style-name="T10">{{</text:span><text:span text:style-name="T12"> </text:span><text:span text:style-name="T7">form_errors</text:span><text:span text:style-name="T13">(</text:span><text:span text:style-name="T7">form</text:span><text:span text:style-name="T13">.</text:span><text:span text:style-name="T7">company</text:span><text:span text:style-name="T13">)</text:span><text:span text:style-name="T12"> </text:span><text:span text:style-name="T10">}}</text:span></text:p>
      <text:p text:style-name="P3"><text:span text:style-name="T7"><text:s text:c="24"/></text:span><text:span text:style-name="T10">{{</text:span><text:span text:style-name="T12"> </text:span><text:span text:style-name="T7">form_widget</text:span><text:span text:style-name="T13">(</text:span><text:span text:style-name="T7">form</text:span><text:span text:style-name="T13">.</text:span><text:span text:style-name="T7">company</text:span><text:span text:style-name="T13">)</text:span><text:span text:style-name="T12"> </text:span><text:span text:style-name="T10">}}</text:span></text:p>
      <text:p text:style-name="P3"><text:span text:style-name="T7"><text:s text:c="20"/></text:span><text:span text:style-name="T1">&lt;/</text:span><text:span text:style-name="T4">td</text:span><text:span text:style-name="T1">&gt;</text:span></text:p>
      <text:p text:style-name="P3"><text:span text:style-name="T7"><text:s text:c="16"/></text:span><text:span text:style-name="T1">&lt;/</text:span><text:span text:style-name="T4">tr</text:span><text:span text:style-name="T1">&gt;</text:span></text:p>
      <text:p text:style-name="P3"><text:span text:style-name="T7"><text:s text:c="16"/></text:span><text:span text:style-name="T1">&lt;</text:span><text:span text:style-name="T4">tr</text:span><text:span text:style-name="T1">&gt;</text:span></text:p>
      <text:p text:style-name="P3"><text:span text:style-name="T7"><text:s text:c="20"/></text:span><text:span text:style-name="T1">&lt;</text:span><text:span text:style-name="T4">th</text:span><text:span text:style-name="T1">&gt;</text:span><text:span text:style-name="T10">{{</text:span><text:span text:style-name="T12"> </text:span><text:span text:style-name="T7">form_label</text:span><text:span text:style-name="T13">(</text:span><text:span text:style-name="T7">form</text:span><text:span text:style-name="T13">.</text:span><text:span text:style-name="T7">file</text:span><text:span text:style-name="T13">)</text:span><text:span text:style-name="T12"> </text:span><text:span text:style-name="T10">}}</text:span><text:span text:style-name="T1">&lt;/</text:span><text:span text:style-name="T4">th</text:span><text:span text:style-name="T1">&gt;</text:span></text:p>
      <text:p text:style-name="P3"><text:span text:style-name="T7"><text:s text:c="20"/></text:span><text:span text:style-name="T1">&lt;</text:span><text:span text:style-name="T4">td</text:span><text:span text:style-name="T1">&gt;</text:span></text:p>
      <text:p text:style-name="P3"><text:span text:style-name="T7"><text:s text:c="24"/></text:span><text:span text:style-name="T10">{{</text:span><text:span text:style-name="T12"> </text:span><text:span text:style-name="T7">form_errors</text:span><text:span text:style-name="T13">(</text:span><text:span text:style-name="T7">form</text:span><text:span text:style-name="T13">.</text:span><text:span text:style-name="T7">file</text:span><text:span text:style-name="T13">)</text:span><text:span text:style-name="T12"> </text:span><text:span text:style-name="T10">}}</text:span></text:p>
      <text:p text:style-name="P3"><text:span text:style-name="T7"><text:s text:c="24"/></text:span><text:span text:style-name="T10">{{</text:span><text:span text:style-name="T12"> </text:span><text:span text:style-name="T7">form_widget</text:span><text:span text:style-name="T13">(</text:span><text:span text:style-name="T7">form</text:span><text:span text:style-name="T13">.</text:span><text:span text:style-name="T7">file</text:span><text:span text:style-name="T13">)</text:span><text:span text:style-name="T12"> </text:span><text:span text:style-name="T10">}}</text:span></text:p>
      <text:p text:style-name="P3"><text:span text:style-name="T7"><text:s text:c="20"/></text:span><text:span text:style-name="T1">&lt;/</text:span><text:span text:style-name="T4">td</text:span><text:span text:style-name="T1">&gt;</text:span></text:p>
      <text:p text:style-name="P3"><text:span text:style-name="T7"><text:s text:c="16"/></text:span><text:span text:style-name="T1">&lt;/</text:span><text:span text:style-name="T4">tr</text:span><text:span text:style-name="T1">&gt;</text:span></text:p>
      <text:p text:style-name="P3"><text:span text:style-name="T7"><text:s text:c="16"/></text:span><text:span text:style-name="T1">&lt;</text:span><text:span text:style-name="T4">tr</text:span><text:span text:style-name="T1">&gt;</text:span></text:p>
      <text:p text:style-name="P3"><text:span text:style-name="T7"><text:s text:c="20"/></text:span><text:span text:style-name="T1">&lt;</text:span><text:span text:style-name="T4">th</text:span><text:span text:style-name="T1">&gt;</text:span><text:span text:style-name="T10">{{</text:span><text:span text:style-name="T12"> </text:span><text:span text:style-name="T7">form_label</text:span><text:span text:style-name="T13">(</text:span><text:span text:style-name="T7">form</text:span><text:span text:style-name="T13">.</text:span><text:span text:style-name="T7">url</text:span><text:span text:style-name="T13">)</text:span><text:span text:style-name="T12"> </text:span><text:span text:style-name="T10">}}</text:span><text:span text:style-name="T1">&lt;/</text:span><text:span text:style-name="T4">th</text:span><text:span text:style-name="T1">&gt;</text:span></text:p>
      <text:p text:style-name="P3"><text:span text:style-name="T7"><text:s text:c="20"/></text:span><text:span text:style-name="T1">&lt;</text:span><text:span text:style-name="T4">td</text:span><text:span text:style-name="T1">&gt;</text:span></text:p>
      <text:p text:style-name="P3"><text:span text:style-name="T7"><text:s text:c="24"/></text:span><text:span text:style-name="T10">{{</text:span><text:span text:style-name="T12"> </text:span><text:span text:style-name="T7">form_errors</text:span><text:span text:style-name="T13">(</text:span><text:span text:style-name="T7">form</text:span><text:span text:style-name="T13">.</text:span><text:span text:style-name="T7">url</text:span><text:span text:style-name="T13">)</text:span><text:span text:style-name="T12"> </text:span><text:span text:style-name="T10">}}</text:span></text:p>
      <text:p text:style-name="P3"><text:span text:style-name="T7"><text:s text:c="24"/></text:span><text:span text:style-name="T10">{{</text:span><text:span text:style-name="T12"> </text:span><text:span text:style-name="T7">form_widget</text:span><text:span text:style-name="T13">(</text:span><text:span text:style-name="T7">form</text:span><text:span text:style-name="T13">.</text:span><text:span text:style-name="T7">url</text:span><text:span text:style-name="T13">)</text:span><text:span text:style-name="T12"> </text:span><text:span text:style-name="T10">}}</text:span></text:p>
      <text:p text:style-name="P3"><text:span text:style-name="T7"><text:s text:c="20"/></text:span><text:span text:style-name="T1">&lt;/</text:span><text:span text:style-name="T4">td</text:span><text:span text:style-name="T1">&gt;</text:span></text:p>
      <text:p text:style-name="P3"><text:span text:style-name="T7"><text:s text:c="16"/></text:span><text:span text:style-name="T1">&lt;/</text:span><text:span text:style-name="T4">tr</text:span><text:span text:style-name="T1">&gt;</text:span></text:p>
      <text:p text:style-name="P3"><text:span text:style-name="T7"><text:s text:c="16"/></text:span><text:span text:style-name="T1">&lt;</text:span><text:span text:style-name="T4">tr</text:span><text:span text:style-name="T1">&gt;</text:span></text:p>
      <text:p text:style-name="P3"><text:span text:style-name="T7"><text:s text:c="20"/></text:span><text:span text:style-name="T1">&lt;</text:span><text:span text:style-name="T4">th</text:span><text:span text:style-name="T1">&gt;</text:span><text:span text:style-name="T10">{{</text:span><text:span text:style-name="T12"> </text:span><text:span text:style-name="T7">form_label</text:span><text:span text:style-name="T13">(</text:span><text:span text:style-name="T7">form</text:span><text:span text:style-name="T13">.</text:span><text:span text:style-name="T7">position</text:span><text:span text:style-name="T13">)</text:span><text:span text:style-name="T12"> </text:span><text:span text:style-name="T10">}}</text:span><text:span text:style-name="T1">&lt;/</text:span><text:span text:style-name="T4">th</text:span><text:span text:style-name="T1">&gt;</text:span></text:p>
      <text:p text:style-name="P3"><text:span text:style-name="T7"><text:s text:c="20"/></text:span><text:span text:style-name="T1">&lt;</text:span><text:span text:style-name="T4">td</text:span><text:span text:style-name="T1">&gt;</text:span></text:p>
      <text:p text:style-name="P3"><text:span text:style-name="T7"><text:s text:c="24"/></text:span><text:span text:style-name="T10">{{</text:span><text:span text:style-name="T12"> </text:span><text:span text:style-name="T7">form_errors</text:span><text:span text:style-name="T13">(</text:span><text:span text:style-name="T7">form</text:span><text:span text:style-name="T13">.</text:span><text:span text:style-name="T7">position</text:span><text:span text:style-name="T13">)</text:span><text:span text:style-name="T12"> </text:span><text:span text:style-name="T10">}}</text:span></text:p>
      <text:p text:style-name="P3"><text:span text:style-name="T7"><text:s text:c="24"/></text:span><text:span text:style-name="T10">{{</text:span><text:span text:style-name="T12"> </text:span><text:span text:style-name="T7">form_widget</text:span><text:span text:style-name="T13">(</text:span><text:span text:style-name="T7">form</text:span><text:span text:style-name="T13">.</text:span><text:span text:style-name="T7">position</text:span><text:span text:style-name="T13">)</text:span><text:span text:style-name="T12"> </text:span><text:span text:style-name="T10">}}</text:span></text:p>
      <text:p text:style-name="P3"><text:span text:style-name="T7"><text:s text:c="20"/></text:span><text:span text:style-name="T1">&lt;/</text:span><text:span text:style-name="T4">td</text:span><text:span text:style-name="T1">&gt;</text:span></text:p>
      <text:p text:style-name="P3"><text:span text:style-name="T7"><text:s text:c="16"/></text:span><text:span text:style-name="T1">&lt;/</text:span><text:span text:style-name="T4">tr</text:span><text:span text:style-name="T1">&gt;</text:span></text:p>
      <text:p text:style-name="P3"><text:span text:style-name="T7"><text:s text:c="16"/></text:span><text:span text:style-name="T1">&lt;</text:span><text:span text:style-name="T4">tr</text:span><text:span text:style-name="T1">&gt;</text:span></text:p>
      <text:p text:style-name="P3"><text:span text:style-name="T7"><text:s text:c="20"/></text:span><text:span text:style-name="T1">&lt;</text:span><text:span text:style-name="T4">th</text:span><text:span text:style-name="T1">&gt;</text:span><text:span text:style-name="T10">{{</text:span><text:span text:style-name="T12"> </text:span><text:span text:style-name="T7">form_label</text:span><text:span text:style-name="T13">(</text:span><text:span text:style-name="T7">form</text:span><text:span text:style-name="T13">.</text:span><text:span text:style-name="T7">location</text:span><text:span text:style-name="T13">)</text:span><text:span text:style-name="T12"> </text:span><text:span text:style-name="T10">}}</text:span><text:span text:style-name="T1">&lt;/</text:span><text:span text:style-name="T4">th</text:span><text:span text:style-name="T1">&gt;</text:span></text:p>
      <text:p text:style-name="P3"><text:span text:style-name="T7"><text:s text:c="20"/></text:span><text:span text:style-name="T1">&lt;</text:span><text:span text:style-name="T4">td</text:span><text:span text:style-name="T1">&gt;</text:span></text:p>
      <text:p text:style-name="P3"><text:span text:style-name="T7"><text:s text:c="24"/></text:span><text:span text:style-name="T10">{{</text:span><text:span text:style-name="T12"> </text:span><text:span text:style-name="T7">form_errors</text:span><text:span text:style-name="T13">(</text:span><text:span text:style-name="T7">form</text:span><text:span text:style-name="T13">.</text:span><text:span text:style-name="T7">location</text:span><text:span text:style-name="T13">)</text:span><text:span text:style-name="T12"> </text:span><text:span text:style-name="T10">}}</text:span></text:p>
      <text:p text:style-name="P3"><text:span text:style-name="T7"><text:s text:c="24"/></text:span><text:span text:style-name="T10">{{</text:span><text:span text:style-name="T12"> </text:span><text:span text:style-name="T7">form_widget</text:span><text:span text:style-name="T13">(</text:span><text:span text:style-name="T7">form</text:span><text:span text:style-name="T13">.</text:span><text:span text:style-name="T7">location</text:span><text:span text:style-name="T13">)</text:span><text:span text:style-name="T12"> </text:span><text:span text:style-name="T10">}}</text:span></text:p>
      <text:p text:style-name="P3"><text:span text:style-name="T7"><text:s text:c="20"/></text:span><text:span text:style-name="T1">&lt;/</text:span><text:span text:style-name="T4">td</text:span><text:span text:style-name="T1">&gt;</text:span></text:p>
      <text:p text:style-name="P3"><text:span text:style-name="T7"><text:s text:c="16"/></text:span><text:span text:style-name="T1">&lt;/</text:span><text:span text:style-name="T4">tr</text:span><text:span text:style-name="T1">&gt;</text:span></text:p>
      <text:p text:style-name="P3"><text:span text:style-name="T7"><text:s text:c="16"/></text:span><text:span text:style-name="T1">&lt;</text:span><text:span text:style-name="T4">tr</text:span><text:span text:style-name="T1">&gt;</text:span></text:p>
      <text:p text:style-name="P3"><text:span text:style-name="T7"><text:s text:c="20"/></text:span><text:span text:style-name="T1">&lt;</text:span><text:span text:style-name="T4">th</text:span><text:span text:style-name="T1">&gt;</text:span><text:span text:style-name="T10">{{</text:span><text:span text:style-name="T12"> </text:span><text:span text:style-name="T7">form_label</text:span><text:span text:style-name="T13">(</text:span><text:span text:style-name="T7">form</text:span><text:span text:style-name="T13">.</text:span><text:span text:style-name="T7">description</text:span><text:span text:style-name="T13">)</text:span><text:span text:style-name="T12"> </text:span><text:span text:style-name="T10">}}</text:span><text:span text:style-name="T1">&lt;/</text:span><text:span text:style-name="T4">th</text:span><text:span text:style-name="T1">&gt;</text:span></text:p>
      <text:p text:style-name="P3"><text:span text:style-name="T7"><text:s text:c="20"/></text:span><text:span text:style-name="T1">&lt;</text:span><text:span text:style-name="T4">td</text:span><text:span text:style-name="T1">&gt;</text:span></text:p>
      <text:p text:style-name="P3"><text:span text:style-name="T7"><text:s text:c="24"/></text:span><text:span text:style-name="T10">{{</text:span><text:span text:style-name="T12"> </text:span><text:span text:style-name="T7">form_errors</text:span><text:span text:style-name="T13">(</text:span><text:span text:style-name="T7">form</text:span><text:span text:style-name="T13">.</text:span><text:span text:style-name="T7">description</text:span><text:span text:style-name="T13">)</text:span><text:span text:style-name="T12"> </text:span><text:span text:style-name="T10">}}</text:span></text:p>
      <text:p text:style-name="P3"><text:span text:style-name="T7"><text:s text:c="24"/></text:span><text:span text:style-name="T10">{{</text:span><text:span text:style-name="T12"> </text:span><text:span text:style-name="T7">form_widget</text:span><text:span text:style-name="T13">(</text:span><text:span text:style-name="T7">form</text:span><text:span text:style-name="T13">.</text:span><text:span text:style-name="T7">description</text:span><text:span text:style-name="T13">)</text:span><text:span text:style-name="T12"> </text:span><text:span text:style-name="T10">}}</text:span></text:p>
      <text:p text:style-name="P3"><text:span text:style-name="T7"><text:s text:c="20"/></text:span><text:span text:style-name="T1">&lt;/</text:span><text:span text:style-name="T4">td</text:span><text:span text:style-name="T1">&gt;</text:span></text:p>
      <text:p text:style-name="P3"><text:span text:style-name="T7"><text:s text:c="16"/></text:span><text:span text:style-name="T1">&lt;/</text:span><text:span text:style-name="T4">tr</text:span><text:span text:style-name="T1">&gt;</text:span></text:p>
      <text:p text:style-name="P3"><text:span text:style-name="T7"><text:s text:c="16"/></text:span><text:span text:style-name="T1">&lt;</text:span><text:span text:style-name="T4">tr</text:span><text:span text:style-name="T1">&gt;</text:span></text:p>
      <text:p text:style-name="P3"><text:span text:style-name="T7"><text:s text:c="20"/></text:span><text:span text:style-name="T1">&lt;</text:span><text:span text:style-name="T4">th</text:span><text:span text:style-name="T1">&gt;</text:span><text:span text:style-name="T10">{{</text:span><text:span text:style-name="T12"> </text:span><text:span text:style-name="T7">form_label</text:span><text:span text:style-name="T13">(</text:span><text:span text:style-name="T7">form</text:span><text:span text:style-name="T13">.</text:span><text:span text:style-name="T7">how_to_apply</text:span><text:span text:style-name="T13">)</text:span><text:span text:style-name="T12"> </text:span><text:span text:style-name="T10">}}</text:span><text:span text:style-name="T1">&lt;/</text:span><text:span text:style-name="T4">th</text:span><text:span text:style-name="T1">&gt;</text:span></text:p>
      <text:p text:style-name="P3"><text:span text:style-name="T7"><text:s text:c="20"/></text:span><text:span text:style-name="T1">&lt;</text:span><text:span text:style-name="T4">td</text:span><text:span text:style-name="T1">&gt;</text:span></text:p>
      <text:p text:style-name="P3"><text:span text:style-name="T7"><text:s text:c="24"/></text:span><text:span text:style-name="T10">{{</text:span><text:span text:style-name="T12"> </text:span><text:span text:style-name="T7">form_errors</text:span><text:span text:style-name="T13">(</text:span><text:span text:style-name="T7">form</text:span><text:span text:style-name="T13">.</text:span><text:span text:style-name="T7">how_to_apply</text:span><text:span text:style-name="T13">)</text:span><text:span text:style-name="T12"> </text:span><text:span text:style-name="T10">}}</text:span></text:p>
      <text:p text:style-name="P3"><text:span text:style-name="T7"><text:s text:c="24"/></text:span><text:span text:style-name="T10">{{</text:span><text:span text:style-name="T12"> </text:span><text:span text:style-name="T7">form_widget</text:span><text:span text:style-name="T13">(</text:span><text:span text:style-name="T7">form</text:span><text:span text:style-name="T13">.</text:span><text:span text:style-name="T7">how_to_apply</text:span><text:span text:style-name="T13">)</text:span><text:span text:style-name="T12"> </text:span><text:span text:style-name="T10">}}</text:span></text:p>
      <text:p text:style-name="P3"><text:span text:style-name="T7"><text:s text:c="20"/></text:span><text:span text:style-name="T1">&lt;/</text:span><text:span text:style-name="T4">td</text:span><text:span text:style-name="T1">&gt;</text:span></text:p>
      <text:p text:style-name="P3"><text:span text:style-name="T7"><text:s text:c="16"/></text:span><text:span text:style-name="T1">&lt;/</text:span><text:span text:style-name="T4">tr</text:span><text:span text:style-name="T1">&gt;</text:span></text:p>
      <text:p text:style-name="P3"><text:span text:style-name="T7"><text:s text:c="16"/></text:span><text:span text:style-name="T1">&lt;</text:span><text:span text:style-name="T4">tr</text:span><text:span text:style-name="T1">&gt;</text:span></text:p>
      <text:p text:style-name="P3"><text:span text:style-name="T7"><text:s text:c="20"/></text:span><text:span text:style-name="T1">&lt;</text:span><text:span text:style-name="T4">th</text:span><text:span text:style-name="T1">&gt;</text:span><text:span text:style-name="T10">{{</text:span><text:span text:style-name="T12"> </text:span><text:span text:style-name="T7">form_label</text:span><text:span text:style-name="T13">(</text:span><text:span text:style-name="T7">form</text:span><text:span text:style-name="T13">.</text:span><text:span text:style-name="T7">token</text:span><text:span text:style-name="T13">)</text:span><text:span text:style-name="T12"> </text:span><text:span text:style-name="T10">}}</text:span><text:span text:style-name="T1">&lt;/</text:span><text:span text:style-name="T4">th</text:span><text:span text:style-name="T1">&gt;</text:span></text:p>
      <text:p text:style-name="P3"><text:span text:style-name="T7"><text:s text:c="20"/></text:span><text:span text:style-name="T1">&lt;</text:span><text:span text:style-name="T4">td</text:span><text:span text:style-name="T1">&gt;</text:span></text:p>
      <text:p text:style-name="P3"><text:span text:style-name="T7"><text:s text:c="24"/></text:span><text:span text:style-name="T10">{{</text:span><text:span text:style-name="T12"> </text:span><text:span text:style-name="T7">form_errors</text:span><text:span text:style-name="T13">(</text:span><text:span text:style-name="T7">form</text:span><text:span text:style-name="T13">.</text:span><text:span text:style-name="T7">token</text:span><text:span text:style-name="T13">)</text:span><text:span text:style-name="T12"> </text:span><text:span text:style-name="T10">}}</text:span></text:p>
      <text:p text:style-name="P3"><text:span text:style-name="T7"><text:s text:c="24"/></text:span><text:span text:style-name="T10">{{</text:span><text:span text:style-name="T12"> </text:span><text:span text:style-name="T7">form_widget</text:span><text:span text:style-name="T13">(</text:span><text:span text:style-name="T7">form</text:span><text:span text:style-name="T13">.</text:span><text:span text:style-name="T7">token</text:span><text:span text:style-name="T13">)</text:span><text:span text:style-name="T12"> </text:span><text:span text:style-name="T10">}}</text:span></text:p>
      <text:p text:style-name="P3"><text:soft-page-break/><text:span text:style-name="T7"><text:s text:c="20"/></text:span><text:span text:style-name="T1">&lt;/</text:span><text:span text:style-name="T4">td</text:span><text:span text:style-name="T1">&gt;</text:span></text:p>
      <text:p text:style-name="P3"><text:span text:style-name="T7"><text:s text:c="16"/></text:span><text:span text:style-name="T1">&lt;/</text:span><text:span text:style-name="T4">tr</text:span><text:span text:style-name="T1">&gt;</text:span></text:p>
      <text:p text:style-name="P3"><text:span text:style-name="T7"><text:s text:c="16"/></text:span><text:span text:style-name="T1">&lt;</text:span><text:span text:style-name="T4">tr</text:span><text:span text:style-name="T1">&gt;</text:span></text:p>
      <text:p text:style-name="P3"><text:span text:style-name="T7"><text:s text:c="20"/></text:span><text:span text:style-name="T1">&lt;</text:span><text:span text:style-name="T4">th</text:span><text:span text:style-name="T1">&gt;</text:span><text:span text:style-name="T10">{{</text:span><text:span text:style-name="T12"> </text:span><text:span text:style-name="T7">form_label</text:span><text:span text:style-name="T13">(</text:span><text:span text:style-name="T7">form</text:span><text:span text:style-name="T13">.</text:span><text:span text:style-name="T7">is_public</text:span><text:span text:style-name="T13">)</text:span><text:span text:style-name="T12"> </text:span><text:span text:style-name="T10">}}</text:span><text:span text:style-name="T1">&lt;/</text:span><text:span text:style-name="T4">th</text:span><text:span text:style-name="T1">&gt;</text:span></text:p>
      <text:p text:style-name="P3"><text:span text:style-name="T7"><text:s text:c="20"/></text:span><text:span text:style-name="T1">&lt;</text:span><text:span text:style-name="T4">td</text:span><text:span text:style-name="T1">&gt;</text:span></text:p>
      <text:p text:style-name="P3"><text:span text:style-name="T7"><text:s text:c="24"/></text:span><text:span text:style-name="T10">{{</text:span><text:span text:style-name="T12"> </text:span><text:span text:style-name="T7">form_errors</text:span><text:span text:style-name="T13">(</text:span><text:span text:style-name="T7">form</text:span><text:span text:style-name="T13">.</text:span><text:span text:style-name="T7">is_public</text:span><text:span text:style-name="T13">)</text:span><text:span text:style-name="T12"> </text:span><text:span text:style-name="T10">}}</text:span></text:p>
      <text:p text:style-name="P3"><text:span text:style-name="T7"><text:s text:c="24"/></text:span><text:span text:style-name="T10">{{</text:span><text:span text:style-name="T12"> </text:span><text:span text:style-name="T7">form_widget</text:span><text:span text:style-name="T13">(</text:span><text:span text:style-name="T7">form</text:span><text:span text:style-name="T13">.</text:span><text:span text:style-name="T7">is_public</text:span><text:span text:style-name="T13">)</text:span><text:span text:style-name="T12"> </text:span><text:span text:style-name="T10">}}</text:span></text:p>
      <text:p text:style-name="P3"><text:span text:style-name="T7"><text:s text:c="24"/></text:span><text:span text:style-name="T1">&lt;</text:span><text:span text:style-name="T4">br</text:span> <text:span text:style-name="T1">/&gt;</text:span><text:span text:style-name="T7"> Whether the job can also be published on affiliate websites or not.</text:span></text:p>
      <text:p text:style-name="P3"><text:span text:style-name="T7"><text:s text:c="20"/></text:span><text:span text:style-name="T1">&lt;/</text:span><text:span text:style-name="T4">td</text:span><text:span text:style-name="T1">&gt;</text:span></text:p>
      <text:p text:style-name="P3"><text:span text:style-name="T7"><text:s text:c="16"/></text:span><text:span text:style-name="T1">&lt;/</text:span><text:span text:style-name="T4">tr</text:span><text:span text:style-name="T1">&gt;</text:span></text:p>
      <text:p text:style-name="P3"><text:span text:style-name="T7"><text:s text:c="16"/></text:span><text:span text:style-name="T1">&lt;</text:span><text:span text:style-name="T4">tr</text:span><text:span text:style-name="T1">&gt;</text:span></text:p>
      <text:p text:style-name="P3"><text:span text:style-name="T7"><text:s text:c="20"/></text:span><text:span text:style-name="T1">&lt;</text:span><text:span text:style-name="T4">th</text:span><text:span text:style-name="T1">&gt;</text:span><text:span text:style-name="T10">{{</text:span><text:span text:style-name="T12"> </text:span><text:span text:style-name="T7">form_label</text:span><text:span text:style-name="T13">(</text:span><text:span text:style-name="T7">form</text:span><text:span text:style-name="T13">.</text:span><text:span text:style-name="T7">email</text:span><text:span text:style-name="T13">)</text:span><text:span text:style-name="T12"> </text:span><text:span text:style-name="T10">}}</text:span><text:span text:style-name="T1">&lt;/</text:span><text:span text:style-name="T4">th</text:span><text:span text:style-name="T1">&gt;</text:span></text:p>
      <text:p text:style-name="P3"><text:span text:style-name="T7"><text:s text:c="20"/></text:span><text:span text:style-name="T1">&lt;</text:span><text:span text:style-name="T4">td</text:span><text:span text:style-name="T1">&gt;</text:span></text:p>
      <text:p text:style-name="P3"><text:span text:style-name="T7"><text:s text:c="24"/></text:span><text:span text:style-name="T10">{{</text:span><text:span text:style-name="T12"> </text:span><text:span text:style-name="T7">form_errors</text:span><text:span text:style-name="T13">(</text:span><text:span text:style-name="T7">form</text:span><text:span text:style-name="T13">.</text:span><text:span text:style-name="T7">email</text:span><text:span text:style-name="T13">)</text:span><text:span text:style-name="T12"> </text:span><text:span text:style-name="T10">}}</text:span></text:p>
      <text:p text:style-name="P3"><text:span text:style-name="T7"><text:s text:c="24"/></text:span><text:span text:style-name="T10">{{</text:span><text:span text:style-name="T12"> </text:span><text:span text:style-name="T7">form_widget</text:span><text:span text:style-name="T13">(</text:span><text:span text:style-name="T7">form</text:span><text:span text:style-name="T13">.</text:span><text:span text:style-name="T7">email</text:span><text:span text:style-name="T13">)</text:span><text:span text:style-name="T12"> </text:span><text:span text:style-name="T10">}}</text:span></text:p>
      <text:p text:style-name="P3"><text:span text:style-name="T7"><text:s text:c="20"/></text:span><text:span text:style-name="T1">&lt;/</text:span><text:span text:style-name="T4">td</text:span><text:span text:style-name="T1">&gt;</text:span></text:p>
      <text:p text:style-name="P3"><text:span text:style-name="T7"><text:s text:c="16"/></text:span><text:span text:style-name="T1">&lt;/</text:span><text:span text:style-name="T4">tr</text:span><text:span text:style-name="T1">&gt;</text:span></text:p>
      <text:p text:style-name="P3"><text:span text:style-name="T7"><text:s text:c="12"/></text:span><text:span text:style-name="T1">&lt;/</text:span><text:span text:style-name="T4">tbody</text:span><text:span text:style-name="T1">&gt;</text:span></text:p>
      <text:p text:style-name="P3"><text:span text:style-name="T7"><text:s text:c="8"/></text:span><text:span text:style-name="T1">&lt;/</text:span><text:span text:style-name="T4">table</text:span><text:span text:style-name="T1">&gt;</text:span></text:p>
      <text:p text:style-name="P3"><text:span text:style-name="T7"><text:s text:c="4"/></text:span><text:span text:style-name="T10">{{</text:span><text:span text:style-name="T12"> </text:span><text:span text:style-name="T7">form_rest</text:span><text:span text:style-name="T13">(</text:span><text:span text:style-name="T7">form</text:span><text:span text:style-name="T13">)</text:span><text:span text:style-name="T12"> </text:span><text:span text:style-name="T10">}}</text:span></text:p>
      <text:p text:style-name="P3"><text:span text:style-name="T10">{%</text:span><text:span text:style-name="T12"> endblock </text:span><text:span text:style-name="T10">%}</text:span></text:p>
      <text:p text:style-name="P7"><text:span text:style-name="T18"/></text:p>
      <text:p text:style-name="P7"><text:span text:style-name="T18">Do templatki dodajemy: </text:span></text:p>
      <text:p text:style-name="P7"/>
      <text:p text:style-name="P3"><text:span text:style-name="T22">novalidate –</text:span><text:span text:style-name="T25"> </text:span><text:span text:style-name="T26">co uruchomi walidacje z frameworka symfony</text:span></text:p>
      <text:p text:style-name="P3"><text:span text:style-name="T26"/></text:p>
      <text:p text:style-name="P3"><text:span text:style-name="T26">Uwaga w nowszych wersjach fameworka </text:span><text:span text:style-name="T20">{{</text:span><text:span text:style-name="T21"> </text:span><text:span text:style-name="T20">form_rest(form)</text:span><text:span text:style-name="T21"> </text:span><text:span text:style-name="T20">}}</text:span><text:span text:style-name="T26"> zmienia się na</text:span></text:p>
      <text:p text:style-name="P9"><text:span text:style-name="T29">{{</text:span><text:span text:style-name="T24"> </text:span><text:span text:style-name="T29">form_end</text:span><text:span text:style-name="T29">(</text:span><text:span text:style-name="T29">form</text:span><text:span text:style-name="T29">)</text:span><text:span text:style-name="T24"> </text:span><text:span text:style-name="T29">}}</text:span></text:p>
      <text:p text:style-name="P3"><text:span text:style-name="T26"/></text:p>
      <text:p text:style-name="P3"><text:span text:style-name="T26"/></text:p>
      <text:p text:style-name="P1">2. Zmieniamy template</text:p>
      <text:p text:style-name="P1"/>
      <text:p text:style-name="P10"><text:span text:style-name="T27">&lt;!-- /src/Ens/JobeetBundle/Resources/views/Job/edit.html.twig --&gt;</text:span></text:p>
      <text:p text:style-name="P3"><text:span text:style-name="T3">&lt;</text:span><text:span text:style-name="T6">h1</text:span><text:span text:style-name="T3">&gt;</text:span><text:span text:style-name="T8">Job edit</text:span><text:span text:style-name="T3">&lt;/</text:span><text:span text:style-name="T6">h1</text:span><text:span text:style-name="T3">&gt;</text:span></text:p>
      <text:p text:style-name="P3"/>
      <text:p text:style-name="P3"><text:span text:style-name="T1">&lt;</text:span><text:span text:style-name="T4">form</text:span> <text:span text:style-name="T9">action</text:span><text:span text:style-name="T7">=</text:span>"<text:span text:style-name="T10">{{</text:span><text:span text:style-name="T12"> </text:span><text:span text:style-name="T7">path</text:span><text:span text:style-name="T13">(</text:span><text:span text:style-name="T15">'ens_job_update'</text:span><text:span text:style-name="T13">,</text:span><text:span text:style-name="T12"> </text:span><text:span text:style-name="T30">{</text:span><text:span text:style-name="T12"> </text:span><text:span text:style-name="T15">'id'</text:span><text:span text:style-name="T13">:</text:span><text:span text:style-name="T12"> </text:span><text:span text:style-name="T7">entity</text:span><text:span text:style-name="T13">.</text:span><text:span text:style-name="T7">id</text:span><text:span text:style-name="T12"> </text:span><text:span text:style-name="T30">}</text:span><text:span text:style-name="T13">)</text:span><text:span text:style-name="T12"> </text:span><text:span text:style-name="T10">}}</text:span>" <text:span text:style-name="T9">method</text:span><text:span text:style-name="T7">=</text:span><text:span text:style-name="T17">"post"</text:span><text:span text:style-name="T10"> {{</text:span><text:span text:style-name="T12"> </text:span><text:span text:style-name="T7">form_enctype</text:span><text:span text:style-name="T13">(</text:span><text:span text:style-name="T7">edit_form</text:span><text:span text:style-name="T13">)</text:span><text:span text:style-name="T12"> </text:span><text:span text:style-name="T10">}}</text:span><text:span text:style-name="T1">&gt;</text:span></text:p>
      <text:p text:style-name="P3"><text:span text:style-name="T7"><text:s text:c="4"/></text:span><text:span text:style-name="T10">{{</text:span><text:span text:style-name="T12"> </text:span><text:span text:style-name="T7">form_widget</text:span><text:span text:style-name="T13">(</text:span><text:span text:style-name="T7">edit_form</text:span><text:span text:style-name="T13">)</text:span><text:span text:style-name="T12"> </text:span><text:span text:style-name="T10">}}</text:span></text:p>
      <text:p text:style-name="P3"><text:span text:style-name="T7"><text:s text:c="4"/></text:span><text:span text:style-name="T1">&lt;</text:span><text:span text:style-name="T4">p</text:span><text:span text:style-name="T1">&gt;</text:span></text:p>
      <text:p text:style-name="P3"><text:span text:style-name="T7"><text:s text:c="8"/></text:span><text:span text:style-name="T1">&lt;</text:span><text:span text:style-name="T4">button</text:span> <text:span text:style-name="T9">type</text:span><text:span text:style-name="T7">=</text:span><text:span text:style-name="T17">"submit"</text:span><text:span text:style-name="T1">&gt;</text:span><text:span text:style-name="T7">Edit</text:span><text:span text:style-name="T1">&lt;/</text:span><text:span text:style-name="T4">button</text:span><text:span text:style-name="T1">&gt;</text:span></text:p>
      <text:p text:style-name="P3"><text:span text:style-name="T7"><text:s text:c="4"/></text:span><text:span text:style-name="T1">&lt;/</text:span><text:span text:style-name="T4">p</text:span><text:span text:style-name="T1">&gt;</text:span></text:p>
      <text:p text:style-name="P3"><text:span text:style-name="T1">&lt;/</text:span><text:span text:style-name="T4">form</text:span><text:span text:style-name="T1">&gt;</text:span></text:p>
      <text:p text:style-name="P3"/>
      <text:p text:style-name="P3"><text:span text:style-name="T1">&lt;</text:span><text:span text:style-name="T4">ul</text:span> <text:span text:style-name="T9">class</text:span><text:span text:style-name="T7">=</text:span><text:span text:style-name="T17">"record_actions"</text:span><text:span text:style-name="T1">&gt;</text:span></text:p>
      <text:p text:style-name="P3"><text:span text:style-name="T7"><text:s text:c="4"/></text:span><text:span text:style-name="T1">&lt;</text:span><text:span text:style-name="T4">li</text:span><text:span text:style-name="T1">&gt;</text:span></text:p>
      <text:p text:style-name="P3"><text:span text:style-name="T7"><text:s text:c="8"/></text:span><text:span text:style-name="T1">&lt;</text:span><text:span text:style-name="T4">a</text:span> <text:span text:style-name="T9">href</text:span><text:span text:style-name="T7">=</text:span>"<text:span text:style-name="T10">{{</text:span><text:span text:style-name="T12"> </text:span><text:span text:style-name="T7">path</text:span><text:span text:style-name="T13">(</text:span><text:span text:style-name="T15">'ens_job'</text:span><text:span text:style-name="T13">)</text:span><text:span text:style-name="T12"> </text:span><text:span text:style-name="T10">}}</text:span>"<text:span text:style-name="T1">&gt;</text:span></text:p>
      <text:p text:style-name="P5"><text:s text:c="12"/>Back to the list</text:p>
      <text:p text:style-name="P3"><text:span text:style-name="T7"><text:s text:c="8"/></text:span><text:span text:style-name="T1">&lt;/</text:span><text:span text:style-name="T4">a</text:span><text:span text:style-name="T1">&gt;</text:span></text:p>
      <text:p text:style-name="P3"><text:span text:style-name="T7"><text:s text:c="4"/></text:span><text:span text:style-name="T1">&lt;/</text:span><text:span text:style-name="T4">li</text:span><text:span text:style-name="T1">&gt;</text:span></text:p>
      <text:p text:style-name="P3"><text:span text:style-name="T7"><text:s text:c="4"/></text:span><text:span text:style-name="T1">&lt;</text:span><text:span text:style-name="T4">li</text:span><text:span text:style-name="T1">&gt;</text:span></text:p>
      <text:p text:style-name="P3"><text:span text:style-name="T7"><text:s text:c="8"/></text:span><text:span text:style-name="T1">&lt;</text:span><text:span text:style-name="T4">form</text:span> <text:span text:style-name="T9">action</text:span><text:span text:style-name="T7">=</text:span>"<text:span text:style-name="T10">{{</text:span><text:span text:style-name="T12"> </text:span><text:span text:style-name="T7">path</text:span><text:span text:style-name="T13">(</text:span><text:span text:style-name="T15">'ens_job_delete'</text:span><text:span text:style-name="T13">,</text:span><text:span text:style-name="T12"> </text:span><text:span text:style-name="T30">{</text:span><text:span text:style-name="T12"> </text:span><text:span text:style-name="T15">'id'</text:span><text:span text:style-name="T13">:</text:span><text:span text:style-name="T12"> </text:span><text:span text:style-name="T7">entity</text:span><text:span text:style-name="T13">.</text:span><text:span text:style-name="T7">id</text:span><text:span text:style-name="T12"> </text:span><text:span text:style-name="T30">}</text:span><text:span text:style-name="T13">)</text:span><text:span text:style-name="T12"> </text:span><text:span text:style-name="T10">}}</text:span>" <text:span text:style-name="T9">method</text:span><text:span text:style-name="T7">=</text:span><text:span text:style-name="T17">"post"</text:span><text:span text:style-name="T1">&gt;</text:span></text:p>
      <text:p text:style-name="P3"><text:span text:style-name="T7"><text:s text:c="12"/></text:span><text:span text:style-name="T10">{{</text:span><text:span text:style-name="T12"> </text:span><text:span text:style-name="T7">form_widget</text:span><text:span text:style-name="T13">(</text:span><text:span text:style-name="T7">delete_form</text:span><text:span text:style-name="T13">)</text:span><text:span text:style-name="T12"> </text:span><text:span text:style-name="T10">}}</text:span></text:p>
      <text:p text:style-name="P3"><text:span text:style-name="T7"><text:s text:c="12"/></text:span><text:span text:style-name="T1">&lt;</text:span><text:span text:style-name="T4">button</text:span> <text:span text:style-name="T9">type</text:span><text:span text:style-name="T7">=</text:span><text:span text:style-name="T17">"submit"</text:span><text:span text:style-name="T1">&gt;</text:span><text:span text:style-name="T7">Delete</text:span><text:span text:style-name="T1">&lt;/</text:span><text:span text:style-name="T4">button</text:span><text:span text:style-name="T1">&gt;</text:span></text:p>
      <text:p text:style-name="P3"><text:span text:style-name="T7"><text:s text:c="8"/></text:span><text:span text:style-name="T1">&lt;/</text:span><text:span text:style-name="T4">form</text:span><text:span text:style-name="T1">&gt;</text:span></text:p>
      <text:p text:style-name="P3"><text:span text:style-name="T7"><text:s text:c="4"/></text:span><text:span text:style-name="T1">&lt;/</text:span><text:span text:style-name="T4">li</text:span><text:span text:style-name="T1">&gt;</text:span></text:p>
      <text:p text:style-name="P3"><text:span text:style-name="T1">&lt;/</text:span><text:span text:style-name="T4">ul</text:span><text:span text:style-name="T1">&gt;</text:span></text:p>
      <text:p text:style-name="P10"><text:span text:style-name="T27"/></text:p>
      <text:p text:style-name="P8"><text:span text:style-name="T29">Na następującą:</text:span></text:p>
      <text:p text:style-name="P10"><text:span text:style-name="T27"/></text:p>
      <text:p text:style-name="P10"><text:span text:style-name="T27"/></text:p>
      <text:p text:style-name="P3"/>
      <text:p text:style-name="P3"><text:soft-page-break/><text:span text:style-name="T11">{%</text:span><text:span text:style-name="T12"> extends </text:span><text:span text:style-name="T16">'EnsJobeetBundle::layout.html.twig'</text:span><text:span text:style-name="T12"> </text:span><text:span text:style-name="T11">%}</text:span></text:p>
      <text:p text:style-name="P5"><text:s/></text:p>
      <text:p text:style-name="P3"><text:span text:style-name="T10">{%</text:span><text:span text:style-name="T12"> form_theme </text:span><text:span text:style-name="T7">edit_form</text:span><text:span text:style-name="T12"> </text:span><text:span text:style-name="T7">_self</text:span><text:span text:style-name="T12"> </text:span><text:span text:style-name="T10">%}</text:span></text:p>
      <text:p text:style-name="P5"><text:s/></text:p>
      <text:p text:style-name="P3"><text:span text:style-name="T10">{%</text:span><text:span text:style-name="T12"> block </text:span><text:span text:style-name="T7">form_errors</text:span><text:span text:style-name="T12"> </text:span><text:span text:style-name="T10">%}</text:span></text:p>
      <text:p text:style-name="P3"><text:span text:style-name="T10">{%</text:span><text:span text:style-name="T12"> spaceless </text:span><text:span text:style-name="T10">%}</text:span></text:p>
      <text:p text:style-name="P3"><text:span text:style-name="T7"><text:s text:c="4"/></text:span><text:span text:style-name="T10">{%</text:span><text:span text:style-name="T12"> if </text:span><text:span text:style-name="T7">errors</text:span><text:span text:style-name="T13">|</text:span><text:span text:style-name="T7">length</text:span><text:span text:style-name="T12"> </text:span><text:span text:style-name="T13">&gt;</text:span><text:span text:style-name="T12"> </text:span><text:span text:style-name="T19">0</text:span><text:span text:style-name="T12"> </text:span><text:span text:style-name="T10">%}</text:span></text:p>
      <text:p text:style-name="P3"><text:span text:style-name="T7"><text:s text:c="8"/></text:span><text:span text:style-name="T1">&lt;</text:span><text:span text:style-name="T4">ul</text:span> <text:span text:style-name="T9">class</text:span><text:span text:style-name="T7">=</text:span><text:span text:style-name="T17">"error_list"</text:span><text:span text:style-name="T1">&gt;</text:span></text:p>
      <text:p text:style-name="P3"><text:span text:style-name="T7"><text:s text:c="12"/></text:span><text:span text:style-name="T10">{%</text:span><text:span text:style-name="T12"> for </text:span><text:span text:style-name="T7">error</text:span><text:span text:style-name="T12"> in </text:span><text:span text:style-name="T7">errors</text:span><text:span text:style-name="T12"> </text:span><text:span text:style-name="T10">%}</text:span></text:p>
      <text:p text:style-name="P3"><text:span text:style-name="T7"><text:s text:c="16"/></text:span><text:span text:style-name="T1">&lt;</text:span><text:span text:style-name="T4">li</text:span><text:span text:style-name="T1">&gt;</text:span><text:span text:style-name="T10">{{</text:span><text:span text:style-name="T12"> </text:span><text:span text:style-name="T7">error</text:span><text:span text:style-name="T13">.</text:span><text:span text:style-name="T7">messageTemplate</text:span><text:span text:style-name="T13">|</text:span><text:span text:style-name="T7">trans</text:span><text:span text:style-name="T13">(</text:span><text:span text:style-name="T7">error</text:span><text:span text:style-name="T13">.</text:span><text:span text:style-name="T7">messageParameters</text:span><text:span text:style-name="T13">,</text:span><text:span text:style-name="T12"> </text:span><text:span text:style-name="T15">'validators'</text:span><text:span text:style-name="T13">)</text:span><text:span text:style-name="T12"> </text:span><text:span text:style-name="T10">}}</text:span><text:span text:style-name="T1">&lt;/</text:span><text:span text:style-name="T4">li</text:span><text:span text:style-name="T1">&gt;</text:span></text:p>
      <text:p text:style-name="P3"><text:span text:style-name="T7"><text:s text:c="12"/></text:span><text:span text:style-name="T10">{%</text:span><text:span text:style-name="T12"> endfor </text:span><text:span text:style-name="T10">%}</text:span></text:p>
      <text:p text:style-name="P3"><text:span text:style-name="T7"><text:s text:c="8"/></text:span><text:span text:style-name="T1">&lt;/</text:span><text:span text:style-name="T4">ul</text:span><text:span text:style-name="T1">&gt;</text:span></text:p>
      <text:p text:style-name="P3"><text:span text:style-name="T7"><text:s text:c="4"/></text:span><text:span text:style-name="T10">{%</text:span><text:span text:style-name="T12"> endif </text:span><text:span text:style-name="T10">%}</text:span></text:p>
      <text:p text:style-name="P3"><text:span text:style-name="T10">{%</text:span><text:span text:style-name="T12"> endspaceless </text:span><text:span text:style-name="T10">%}</text:span></text:p>
      <text:p text:style-name="P3"><text:span text:style-name="T10">{%</text:span><text:span text:style-name="T12"> endblock </text:span><text:span text:style-name="T7">form_errors</text:span><text:span text:style-name="T12"> </text:span><text:span text:style-name="T10">%}</text:span></text:p>
      <text:p text:style-name="P5"><text:s/></text:p>
      <text:p text:style-name="P3"><text:span text:style-name="T10">{%</text:span><text:span text:style-name="T12"> block </text:span><text:span text:style-name="T7">stylesheets</text:span><text:span text:style-name="T12"> </text:span><text:span text:style-name="T10">%}</text:span></text:p>
      <text:p text:style-name="P3"><text:span text:style-name="T7"><text:s text:c="4"/></text:span><text:span text:style-name="T10">{{</text:span><text:span text:style-name="T12"> </text:span><text:span text:style-name="T7">parent</text:span><text:span text:style-name="T13">()</text:span><text:span text:style-name="T12"> </text:span><text:span text:style-name="T10">}}</text:span></text:p>
      <text:p text:style-name="P3"><text:span text:style-name="T7"><text:s text:c="4"/></text:span><text:span text:style-name="T1">&lt;</text:span><text:span text:style-name="T4">link</text:span> <text:span text:style-name="T9">rel</text:span><text:span text:style-name="T7">=</text:span><text:span text:style-name="T17">"stylesheet"</text:span> <text:span text:style-name="T9">href</text:span><text:span text:style-name="T7">=</text:span>"<text:span text:style-name="T10">{{</text:span><text:span text:style-name="T12"> </text:span><text:span text:style-name="T7">asset</text:span><text:span text:style-name="T13">(</text:span><text:span text:style-name="T15">'bundles/ensjobeet/css/job.css'</text:span><text:span text:style-name="T13">)</text:span><text:span text:style-name="T12"> </text:span><text:span text:style-name="T10">}}</text:span>" <text:span text:style-name="T9">type</text:span><text:span text:style-name="T7">=</text:span><text:span text:style-name="T17">"text/css"</text:span> <text:span text:style-name="T9">media</text:span><text:span text:style-name="T7">=</text:span><text:span text:style-name="T17">"all"</text:span> <text:span text:style-name="T1">/&gt;</text:span></text:p>
      <text:p text:style-name="P3"><text:span text:style-name="T10">{%</text:span><text:span text:style-name="T12"> endblock </text:span><text:span text:style-name="T10">%}</text:span></text:p>
      <text:p text:style-name="P5"><text:s/></text:p>
      <text:p text:style-name="P3"><text:span text:style-name="T10">{%</text:span><text:span text:style-name="T12"> block </text:span><text:span text:style-name="T7">content</text:span><text:span text:style-name="T12"> </text:span><text:span text:style-name="T10">%}</text:span></text:p>
      <text:p text:style-name="P3"><text:span text:style-name="T7"><text:s text:c="4"/></text:span><text:span text:style-name="T1">&lt;</text:span><text:span text:style-name="T4">h1</text:span><text:span text:style-name="T1">&gt;</text:span><text:span text:style-name="T7">Job edit</text:span><text:span text:style-name="T1">&lt;/</text:span><text:span text:style-name="T4">h1</text:span><text:span text:style-name="T1">&gt;</text:span></text:p>
      <text:p text:style-name="P3"><text:span text:style-name="T7"><text:s text:c="4"/></text:span><text:span text:style-name="T1">&lt;</text:span><text:span text:style-name="T4">form</text:span> <text:span text:style-name="T9">action</text:span><text:span text:style-name="T7">=</text:span>"<text:span text:style-name="T10">{{</text:span><text:span text:style-name="T12"> </text:span><text:span text:style-name="T7">path</text:span><text:span text:style-name="T13">(</text:span><text:span text:style-name="T15">'ens_job_update'</text:span><text:span text:style-name="T13">,</text:span><text:span text:style-name="T12"> </text:span><text:span text:style-name="T30">{</text:span><text:span text:style-name="T12"> </text:span><text:span text:style-name="T15">'id'</text:span><text:span text:style-name="T13">:</text:span><text:span text:style-name="T12"> </text:span><text:span text:style-name="T7">entity</text:span><text:span text:style-name="T13">.</text:span><text:span text:style-name="T7">id</text:span><text:span text:style-name="T12"> </text:span><text:span text:style-name="T30">}</text:span><text:span text:style-name="T13">)</text:span><text:span text:style-name="T12"> </text:span><text:span text:style-name="T10">}}</text:span>" <text:span text:style-name="T9">method</text:span><text:span text:style-name="T7">=</text:span><text:span text:style-name="T17">"post"</text:span><text:span text:style-name="T10"> {{</text:span><text:span text:style-name="T12"> </text:span><text:span text:style-name="T7">form_enctype</text:span><text:span text:style-name="T13">(</text:span><text:span text:style-name="T7">edit_form</text:span><text:span text:style-name="T13">)</text:span><text:span text:style-name="T12"> </text:span><text:span text:style-name="T10">}}</text:span> <text:span text:style-name="T9">novalidate</text:span><text:span text:style-name="T1">&gt;</text:span></text:p>
      <text:p text:style-name="P3"><text:span text:style-name="T7"><text:s text:c="8"/></text:span><text:span text:style-name="T1">&lt;</text:span><text:span text:style-name="T4">table</text:span> <text:span text:style-name="T9">id</text:span><text:span text:style-name="T7">=</text:span><text:span text:style-name="T17">"job_form"</text:span><text:span text:style-name="T1">&gt;</text:span></text:p>
      <text:p text:style-name="P3"><text:span text:style-name="T7"><text:s text:c="12"/></text:span><text:span text:style-name="T1">&lt;</text:span><text:span text:style-name="T4">tfoot</text:span><text:span text:style-name="T1">&gt;</text:span></text:p>
      <text:p text:style-name="P3"><text:span text:style-name="T7"><text:s text:c="16"/></text:span><text:span text:style-name="T1">&lt;</text:span><text:span text:style-name="T4">tr</text:span><text:span text:style-name="T1">&gt;</text:span></text:p>
      <text:p text:style-name="P3"><text:span text:style-name="T7"><text:s text:c="20"/></text:span><text:span text:style-name="T1">&lt;</text:span><text:span text:style-name="T4">td</text:span> <text:span text:style-name="T9">colspan</text:span><text:span text:style-name="T7">=</text:span><text:span text:style-name="T17">"2"</text:span><text:span text:style-name="T1">&gt;</text:span></text:p>
      <text:p text:style-name="P3"><text:span text:style-name="T7"><text:s text:c="24"/></text:span><text:span text:style-name="T1">&lt;</text:span><text:span text:style-name="T4">input</text:span> <text:span text:style-name="T9">type</text:span><text:span text:style-name="T7">=</text:span><text:span text:style-name="T17">"submit"</text:span> <text:span text:style-name="T9">value</text:span><text:span text:style-name="T7">=</text:span><text:span text:style-name="T17">"Preview your job"</text:span> <text:span text:style-name="T1">/&gt;</text:span></text:p>
      <text:p text:style-name="P3"><text:span text:style-name="T7"><text:s text:c="20"/></text:span><text:span text:style-name="T1">&lt;/</text:span><text:span text:style-name="T4">td</text:span><text:span text:style-name="T1">&gt;</text:span></text:p>
      <text:p text:style-name="P3"><text:span text:style-name="T7"><text:s text:c="16"/></text:span><text:span text:style-name="T1">&lt;/</text:span><text:span text:style-name="T4">tr</text:span><text:span text:style-name="T1">&gt;</text:span></text:p>
      <text:p text:style-name="P3"><text:span text:style-name="T7"><text:s text:c="12"/></text:span><text:span text:style-name="T1">&lt;/</text:span><text:span text:style-name="T4">tfoot</text:span><text:span text:style-name="T1">&gt;</text:span></text:p>
      <text:p text:style-name="P3"><text:span text:style-name="T7"><text:s text:c="12"/></text:span><text:span text:style-name="T1">&lt;</text:span><text:span text:style-name="T4">tbody</text:span><text:span text:style-name="T1">&gt;</text:span></text:p>
      <text:p text:style-name="P3"><text:span text:style-name="T7"><text:s text:c="16"/></text:span><text:span text:style-name="T1">&lt;</text:span><text:span text:style-name="T4">tr</text:span><text:span text:style-name="T1">&gt;</text:span></text:p>
      <text:p text:style-name="P3"><text:span text:style-name="T7"><text:s text:c="20"/></text:span><text:span text:style-name="T1">&lt;</text:span><text:span text:style-name="T4">th</text:span><text:span text:style-name="T1">&gt;</text:span><text:span text:style-name="T10">{{</text:span><text:span text:style-name="T12"> </text:span><text:span text:style-name="T7">form_label</text:span><text:span text:style-name="T13">(</text:span><text:span text:style-name="T7">edit_form</text:span><text:span text:style-name="T13">.</text:span><text:span text:style-name="T7">category</text:span><text:span text:style-name="T13">)</text:span><text:span text:style-name="T12"> </text:span><text:span text:style-name="T10">}}</text:span><text:span text:style-name="T1">&lt;/</text:span><text:span text:style-name="T4">th</text:span><text:span text:style-name="T1">&gt;</text:span></text:p>
      <text:p text:style-name="P3"><text:span text:style-name="T7"><text:s text:c="20"/></text:span><text:span text:style-name="T1">&lt;</text:span><text:span text:style-name="T4">td</text:span><text:span text:style-name="T1">&gt;</text:span></text:p>
      <text:p text:style-name="P3"><text:span text:style-name="T7"><text:s text:c="24"/></text:span><text:span text:style-name="T10">{{</text:span><text:span text:style-name="T12"> </text:span><text:span text:style-name="T7">form_errors</text:span><text:span text:style-name="T13">(</text:span><text:span text:style-name="T7">edit_form</text:span><text:span text:style-name="T13">.</text:span><text:span text:style-name="T7">category</text:span><text:span text:style-name="T13">)</text:span><text:span text:style-name="T12"> </text:span><text:span text:style-name="T10">}}</text:span></text:p>
      <text:p text:style-name="P3"><text:span text:style-name="T7"><text:s text:c="24"/></text:span><text:span text:style-name="T10">{{</text:span><text:span text:style-name="T12"> </text:span><text:span text:style-name="T7">form_widget</text:span><text:span text:style-name="T13">(</text:span><text:span text:style-name="T7">edit_form</text:span><text:span text:style-name="T13">.</text:span><text:span text:style-name="T7">category</text:span><text:span text:style-name="T13">)</text:span><text:span text:style-name="T12"> </text:span><text:span text:style-name="T10">}}</text:span></text:p>
      <text:p text:style-name="P3"><text:span text:style-name="T7"><text:s text:c="20"/></text:span><text:span text:style-name="T1">&lt;/</text:span><text:span text:style-name="T4">td</text:span><text:span text:style-name="T1">&gt;</text:span></text:p>
      <text:p text:style-name="P3"><text:span text:style-name="T7"><text:s text:c="16"/></text:span><text:span text:style-name="T1">&lt;/</text:span><text:span text:style-name="T4">tr</text:span><text:span text:style-name="T1">&gt;</text:span></text:p>
      <text:p text:style-name="P3"><text:span text:style-name="T7"><text:s text:c="16"/></text:span><text:span text:style-name="T1">&lt;</text:span><text:span text:style-name="T4">tr</text:span><text:span text:style-name="T1">&gt;</text:span></text:p>
      <text:p text:style-name="P3"><text:span text:style-name="T7"><text:s text:c="20"/></text:span><text:span text:style-name="T1">&lt;</text:span><text:span text:style-name="T4">th</text:span><text:span text:style-name="T1">&gt;</text:span><text:span text:style-name="T10">{{</text:span><text:span text:style-name="T12"> </text:span><text:span text:style-name="T7">form_label</text:span><text:span text:style-name="T13">(</text:span><text:span text:style-name="T7">edit_form</text:span><text:span text:style-name="T13">.</text:span><text:span text:style-name="T7">type</text:span><text:span text:style-name="T13">)</text:span><text:span text:style-name="T12"> </text:span><text:span text:style-name="T10">}}</text:span><text:span text:style-name="T1">&lt;/</text:span><text:span text:style-name="T4">th</text:span><text:span text:style-name="T1">&gt;</text:span></text:p>
      <text:p text:style-name="P3"><text:span text:style-name="T7"><text:s text:c="20"/></text:span><text:span text:style-name="T1">&lt;</text:span><text:span text:style-name="T4">td</text:span><text:span text:style-name="T1">&gt;</text:span></text:p>
      <text:p text:style-name="P3"><text:span text:style-name="T7"><text:s text:c="24"/></text:span><text:span text:style-name="T10">{{</text:span><text:span text:style-name="T12"> </text:span><text:span text:style-name="T7">form_errors</text:span><text:span text:style-name="T13">(</text:span><text:span text:style-name="T7">edit_form</text:span><text:span text:style-name="T13">.</text:span><text:span text:style-name="T7">type</text:span><text:span text:style-name="T13">)</text:span><text:span text:style-name="T12"> </text:span><text:span text:style-name="T10">}}</text:span></text:p>
      <text:p text:style-name="P3"><text:span text:style-name="T7"><text:s text:c="24"/></text:span><text:span text:style-name="T10">{{</text:span><text:span text:style-name="T12"> </text:span><text:span text:style-name="T7">form_widget</text:span><text:span text:style-name="T13">(</text:span><text:span text:style-name="T7">edit_form</text:span><text:span text:style-name="T13">.</text:span><text:span text:style-name="T7">type</text:span><text:span text:style-name="T13">)</text:span><text:span text:style-name="T12"> </text:span><text:span text:style-name="T10">}}</text:span></text:p>
      <text:p text:style-name="P3"><text:span text:style-name="T7"><text:s text:c="20"/></text:span><text:span text:style-name="T1">&lt;/</text:span><text:span text:style-name="T4">td</text:span><text:span text:style-name="T1">&gt;</text:span></text:p>
      <text:p text:style-name="P3"><text:span text:style-name="T7"><text:s text:c="16"/></text:span><text:span text:style-name="T1">&lt;/</text:span><text:span text:style-name="T4">tr</text:span><text:span text:style-name="T1">&gt;</text:span></text:p>
      <text:p text:style-name="P3"><text:span text:style-name="T7"><text:s text:c="16"/></text:span><text:span text:style-name="T1">&lt;</text:span><text:span text:style-name="T4">tr</text:span><text:span text:style-name="T1">&gt;</text:span></text:p>
      <text:p text:style-name="P3"><text:span text:style-name="T7"><text:s text:c="20"/></text:span><text:span text:style-name="T1">&lt;</text:span><text:span text:style-name="T4">th</text:span><text:span text:style-name="T1">&gt;</text:span><text:span text:style-name="T10">{{</text:span><text:span text:style-name="T12"> </text:span><text:span text:style-name="T7">form_label</text:span><text:span text:style-name="T13">(</text:span><text:span text:style-name="T7">edit_form</text:span><text:span text:style-name="T13">.</text:span><text:span text:style-name="T7">company</text:span><text:span text:style-name="T13">)</text:span><text:span text:style-name="T12"> </text:span><text:span text:style-name="T10">}}</text:span><text:span text:style-name="T1">&lt;/</text:span><text:span text:style-name="T4">th</text:span><text:span text:style-name="T1">&gt;</text:span></text:p>
      <text:p text:style-name="P3"><text:span text:style-name="T7"><text:s text:c="20"/></text:span><text:span text:style-name="T1">&lt;</text:span><text:span text:style-name="T4">td</text:span><text:span text:style-name="T1">&gt;</text:span></text:p>
      <text:p text:style-name="P3"><text:span text:style-name="T7"><text:s text:c="24"/></text:span><text:span text:style-name="T10">{{</text:span><text:span text:style-name="T12"> </text:span><text:span text:style-name="T7">form_errors</text:span><text:span text:style-name="T13">(</text:span><text:span text:style-name="T7">edit_form</text:span><text:span text:style-name="T13">.</text:span><text:span text:style-name="T7">company</text:span><text:span text:style-name="T13">)</text:span><text:span text:style-name="T12"> </text:span><text:span text:style-name="T10">}}</text:span></text:p>
      <text:p text:style-name="P3"><text:span text:style-name="T7"><text:s text:c="24"/></text:span><text:span text:style-name="T10">{{</text:span><text:span text:style-name="T12"> </text:span><text:span text:style-name="T7">form_widget</text:span><text:span text:style-name="T13">(</text:span><text:span text:style-name="T7">edit_form</text:span><text:span text:style-name="T13">.</text:span><text:span text:style-name="T7">company</text:span><text:span text:style-name="T13">)</text:span><text:span text:style-name="T12"> </text:span><text:span text:style-name="T10">}}</text:span></text:p>
      <text:p text:style-name="P3"><text:span text:style-name="T7"><text:s text:c="20"/></text:span><text:span text:style-name="T1">&lt;/</text:span><text:span text:style-name="T4">td</text:span><text:span text:style-name="T1">&gt;</text:span></text:p>
      <text:p text:style-name="P3"><text:span text:style-name="T7"><text:s text:c="16"/></text:span><text:span text:style-name="T1">&lt;/</text:span><text:span text:style-name="T4">tr</text:span><text:span text:style-name="T1">&gt;</text:span></text:p>
      <text:p text:style-name="P3"><text:span text:style-name="T7"><text:s text:c="16"/></text:span><text:span text:style-name="T1">&lt;</text:span><text:span text:style-name="T4">tr</text:span><text:span text:style-name="T1">&gt;</text:span></text:p>
      <text:p text:style-name="P3"><text:span text:style-name="T7"><text:s text:c="20"/></text:span><text:span text:style-name="T1">&lt;</text:span><text:span text:style-name="T4">th</text:span><text:span text:style-name="T1">&gt;</text:span><text:span text:style-name="T10">{{</text:span><text:span text:style-name="T12"> </text:span><text:span text:style-name="T7">form_label</text:span><text:span text:style-name="T13">(</text:span><text:span text:style-name="T7">edit_form</text:span><text:span text:style-name="T13">.</text:span><text:span text:style-name="T7">file</text:span><text:span text:style-name="T13">)</text:span><text:span text:style-name="T12"> </text:span><text:span text:style-name="T10">}}</text:span><text:span text:style-name="T1">&lt;/</text:span><text:span text:style-name="T4">th</text:span><text:span text:style-name="T1">&gt;</text:span></text:p>
      <text:p text:style-name="P3"><text:span text:style-name="T7"><text:s text:c="20"/></text:span><text:span text:style-name="T1">&lt;</text:span><text:span text:style-name="T4">td</text:span><text:span text:style-name="T1">&gt;</text:span></text:p>
      <text:p text:style-name="P3"><text:span text:style-name="T7"><text:s text:c="24"/></text:span><text:span text:style-name="T10">{{</text:span><text:span text:style-name="T12"> </text:span><text:span text:style-name="T7">form_errors</text:span><text:span text:style-name="T13">(</text:span><text:span text:style-name="T7">edit_form</text:span><text:span text:style-name="T13">.</text:span><text:span text:style-name="T7">file</text:span><text:span text:style-name="T13">)</text:span><text:span text:style-name="T12"> </text:span><text:span text:style-name="T10">}}</text:span></text:p>
      <text:p text:style-name="P3"><text:span text:style-name="T7"><text:s text:c="24"/></text:span><text:span text:style-name="T10">{{</text:span><text:span text:style-name="T12"> </text:span><text:span text:style-name="T7">form_widget</text:span><text:span text:style-name="T13">(</text:span><text:span text:style-name="T7">edit_form</text:span><text:span text:style-name="T13">.</text:span><text:span text:style-name="T7">file</text:span><text:span text:style-name="T13">)</text:span><text:span text:style-name="T12"> </text:span><text:span text:style-name="T10">}}</text:span></text:p>
      <text:p text:style-name="P3"><text:span text:style-name="T7"><text:s text:c="20"/></text:span><text:span text:style-name="T1">&lt;/</text:span><text:span text:style-name="T4">td</text:span><text:span text:style-name="T1">&gt;</text:span></text:p>
      <text:p text:style-name="P3"><text:span text:style-name="T7"><text:s text:c="16"/></text:span><text:span text:style-name="T1">&lt;/</text:span><text:span text:style-name="T4">tr</text:span><text:span text:style-name="T1">&gt;</text:span></text:p>
      <text:p text:style-name="P3"><text:soft-page-break/><text:span text:style-name="T7"><text:s text:c="16"/></text:span><text:span text:style-name="T1">&lt;</text:span><text:span text:style-name="T4">tr</text:span><text:span text:style-name="T1">&gt;</text:span></text:p>
      <text:p text:style-name="P3"><text:span text:style-name="T7"><text:s text:c="20"/></text:span><text:span text:style-name="T1">&lt;</text:span><text:span text:style-name="T4">th</text:span><text:span text:style-name="T1">&gt;</text:span><text:span text:style-name="T10">{{</text:span><text:span text:style-name="T12"> </text:span><text:span text:style-name="T7">form_label</text:span><text:span text:style-name="T13">(</text:span><text:span text:style-name="T7">edit_form</text:span><text:span text:style-name="T13">.</text:span><text:span text:style-name="T7">url</text:span><text:span text:style-name="T13">)</text:span><text:span text:style-name="T12"> </text:span><text:span text:style-name="T10">}}</text:span><text:span text:style-name="T1">&lt;/</text:span><text:span text:style-name="T4">th</text:span><text:span text:style-name="T1">&gt;</text:span></text:p>
      <text:p text:style-name="P3"><text:span text:style-name="T7"><text:s text:c="20"/></text:span><text:span text:style-name="T1">&lt;</text:span><text:span text:style-name="T4">td</text:span><text:span text:style-name="T1">&gt;</text:span></text:p>
      <text:p text:style-name="P3"><text:span text:style-name="T7"><text:s text:c="24"/></text:span><text:span text:style-name="T10">{{</text:span><text:span text:style-name="T12"> </text:span><text:span text:style-name="T7">form_errors</text:span><text:span text:style-name="T13">(</text:span><text:span text:style-name="T7">edit_form</text:span><text:span text:style-name="T13">.</text:span><text:span text:style-name="T7">url</text:span><text:span text:style-name="T13">)</text:span><text:span text:style-name="T12"> </text:span><text:span text:style-name="T10">}}</text:span></text:p>
      <text:p text:style-name="P3"><text:span text:style-name="T7"><text:s text:c="24"/></text:span><text:span text:style-name="T10">{{</text:span><text:span text:style-name="T12"> </text:span><text:span text:style-name="T7">form_widget</text:span><text:span text:style-name="T13">(</text:span><text:span text:style-name="T7">edit_form</text:span><text:span text:style-name="T13">.</text:span><text:span text:style-name="T7">url</text:span><text:span text:style-name="T13">)</text:span><text:span text:style-name="T12"> </text:span><text:span text:style-name="T10">}}</text:span></text:p>
      <text:p text:style-name="P3"><text:span text:style-name="T7"><text:s text:c="20"/></text:span><text:span text:style-name="T1">&lt;/</text:span><text:span text:style-name="T4">td</text:span><text:span text:style-name="T1">&gt;</text:span></text:p>
      <text:p text:style-name="P3"><text:span text:style-name="T7"><text:s text:c="16"/></text:span><text:span text:style-name="T1">&lt;/</text:span><text:span text:style-name="T4">tr</text:span><text:span text:style-name="T1">&gt;</text:span></text:p>
      <text:p text:style-name="P3"><text:span text:style-name="T7"><text:s text:c="16"/></text:span><text:span text:style-name="T1">&lt;</text:span><text:span text:style-name="T4">tr</text:span><text:span text:style-name="T1">&gt;</text:span></text:p>
      <text:p text:style-name="P3"><text:span text:style-name="T7"><text:s text:c="20"/></text:span><text:span text:style-name="T1">&lt;</text:span><text:span text:style-name="T4">th</text:span><text:span text:style-name="T1">&gt;</text:span><text:span text:style-name="T10">{{</text:span><text:span text:style-name="T12"> </text:span><text:span text:style-name="T7">form_label</text:span><text:span text:style-name="T13">(</text:span><text:span text:style-name="T7">edit_form</text:span><text:span text:style-name="T13">.</text:span><text:span text:style-name="T7">position</text:span><text:span text:style-name="T13">)</text:span><text:span text:style-name="T12"> </text:span><text:span text:style-name="T10">}}</text:span><text:span text:style-name="T1">&lt;/</text:span><text:span text:style-name="T4">th</text:span><text:span text:style-name="T1">&gt;</text:span></text:p>
      <text:p text:style-name="P3"><text:span text:style-name="T7"><text:s text:c="20"/></text:span><text:span text:style-name="T1">&lt;</text:span><text:span text:style-name="T4">td</text:span><text:span text:style-name="T1">&gt;</text:span></text:p>
      <text:p text:style-name="P3"><text:span text:style-name="T7"><text:s text:c="24"/></text:span><text:span text:style-name="T10">{{</text:span><text:span text:style-name="T12"> </text:span><text:span text:style-name="T7">form_errors</text:span><text:span text:style-name="T13">(</text:span><text:span text:style-name="T7">edit_form</text:span><text:span text:style-name="T13">.</text:span><text:span text:style-name="T7">position</text:span><text:span text:style-name="T13">)</text:span><text:span text:style-name="T12"> </text:span><text:span text:style-name="T10">}}</text:span></text:p>
      <text:p text:style-name="P3"><text:span text:style-name="T7"><text:s text:c="24"/></text:span><text:span text:style-name="T10">{{</text:span><text:span text:style-name="T12"> </text:span><text:span text:style-name="T7">form_widget</text:span><text:span text:style-name="T13">(</text:span><text:span text:style-name="T7">edit_form</text:span><text:span text:style-name="T13">.</text:span><text:span text:style-name="T7">position</text:span><text:span text:style-name="T13">)</text:span><text:span text:style-name="T12"> </text:span><text:span text:style-name="T10">}}</text:span></text:p>
      <text:p text:style-name="P3"><text:span text:style-name="T7"><text:s text:c="20"/></text:span><text:span text:style-name="T1">&lt;/</text:span><text:span text:style-name="T4">td</text:span><text:span text:style-name="T1">&gt;</text:span></text:p>
      <text:p text:style-name="P3"><text:span text:style-name="T7"><text:s text:c="16"/></text:span><text:span text:style-name="T1">&lt;/</text:span><text:span text:style-name="T4">tr</text:span><text:span text:style-name="T1">&gt;</text:span></text:p>
      <text:p text:style-name="P3"><text:span text:style-name="T7"><text:s text:c="16"/></text:span><text:span text:style-name="T1">&lt;</text:span><text:span text:style-name="T4">tr</text:span><text:span text:style-name="T1">&gt;</text:span></text:p>
      <text:p text:style-name="P3"><text:span text:style-name="T7"><text:s text:c="20"/></text:span><text:span text:style-name="T1">&lt;</text:span><text:span text:style-name="T4">th</text:span><text:span text:style-name="T1">&gt;</text:span><text:span text:style-name="T10">{{</text:span><text:span text:style-name="T12"> </text:span><text:span text:style-name="T7">form_label</text:span><text:span text:style-name="T13">(</text:span><text:span text:style-name="T7">edit_form</text:span><text:span text:style-name="T13">.</text:span><text:span text:style-name="T7">location</text:span><text:span text:style-name="T13">)</text:span><text:span text:style-name="T12"> </text:span><text:span text:style-name="T10">}}</text:span><text:span text:style-name="T1">&lt;/</text:span><text:span text:style-name="T4">th</text:span><text:span text:style-name="T1">&gt;</text:span></text:p>
      <text:p text:style-name="P3"><text:span text:style-name="T7"><text:s text:c="20"/></text:span><text:span text:style-name="T1">&lt;</text:span><text:span text:style-name="T4">td</text:span><text:span text:style-name="T1">&gt;</text:span></text:p>
      <text:p text:style-name="P3"><text:span text:style-name="T7"><text:s text:c="24"/></text:span><text:span text:style-name="T10">{{</text:span><text:span text:style-name="T12"> </text:span><text:span text:style-name="T7">form_errors</text:span><text:span text:style-name="T13">(</text:span><text:span text:style-name="T7">edit_form</text:span><text:span text:style-name="T13">.</text:span><text:span text:style-name="T7">location</text:span><text:span text:style-name="T13">)</text:span><text:span text:style-name="T12"> </text:span><text:span text:style-name="T10">}}</text:span></text:p>
      <text:p text:style-name="P3"><text:span text:style-name="T7"><text:s text:c="24"/></text:span><text:span text:style-name="T10">{{</text:span><text:span text:style-name="T12"> </text:span><text:span text:style-name="T7">form_widget</text:span><text:span text:style-name="T13">(</text:span><text:span text:style-name="T7">edit_form</text:span><text:span text:style-name="T13">.</text:span><text:span text:style-name="T7">location</text:span><text:span text:style-name="T13">)</text:span><text:span text:style-name="T12"> </text:span><text:span text:style-name="T10">}}</text:span></text:p>
      <text:p text:style-name="P3"><text:span text:style-name="T7"><text:s text:c="20"/></text:span><text:span text:style-name="T1">&lt;/</text:span><text:span text:style-name="T4">td</text:span><text:span text:style-name="T1">&gt;</text:span></text:p>
      <text:p text:style-name="P3"><text:span text:style-name="T7"><text:s text:c="16"/></text:span><text:span text:style-name="T1">&lt;/</text:span><text:span text:style-name="T4">tr</text:span><text:span text:style-name="T1">&gt;</text:span></text:p>
      <text:p text:style-name="P3"><text:span text:style-name="T7"><text:s text:c="16"/></text:span><text:span text:style-name="T1">&lt;</text:span><text:span text:style-name="T4">tr</text:span><text:span text:style-name="T1">&gt;</text:span></text:p>
      <text:p text:style-name="P3"><text:span text:style-name="T7"><text:s text:c="20"/></text:span><text:span text:style-name="T1">&lt;</text:span><text:span text:style-name="T4">th</text:span><text:span text:style-name="T1">&gt;</text:span><text:span text:style-name="T10">{{</text:span><text:span text:style-name="T12"> </text:span><text:span text:style-name="T7">form_label</text:span><text:span text:style-name="T13">(</text:span><text:span text:style-name="T7">edit_form</text:span><text:span text:style-name="T13">.</text:span><text:span text:style-name="T7">description</text:span><text:span text:style-name="T13">)</text:span><text:span text:style-name="T12"> </text:span><text:span text:style-name="T10">}}</text:span><text:span text:style-name="T1">&lt;/</text:span><text:span text:style-name="T4">th</text:span><text:span text:style-name="T1">&gt;</text:span></text:p>
      <text:p text:style-name="P3"><text:span text:style-name="T7"><text:s text:c="20"/></text:span><text:span text:style-name="T1">&lt;</text:span><text:span text:style-name="T4">td</text:span><text:span text:style-name="T1">&gt;</text:span></text:p>
      <text:p text:style-name="P3"><text:span text:style-name="T7"><text:s text:c="24"/></text:span><text:span text:style-name="T10">{{</text:span><text:span text:style-name="T12"> </text:span><text:span text:style-name="T7">form_errors</text:span><text:span text:style-name="T13">(</text:span><text:span text:style-name="T7">edit_form</text:span><text:span text:style-name="T13">.</text:span><text:span text:style-name="T7">description</text:span><text:span text:style-name="T13">)</text:span><text:span text:style-name="T12"> </text:span><text:span text:style-name="T10">}}</text:span></text:p>
      <text:p text:style-name="P3"><text:span text:style-name="T7"><text:s text:c="24"/></text:span><text:span text:style-name="T10">{{</text:span><text:span text:style-name="T12"> </text:span><text:span text:style-name="T7">form_widget</text:span><text:span text:style-name="T13">(</text:span><text:span text:style-name="T7">edit_form</text:span><text:span text:style-name="T13">.</text:span><text:span text:style-name="T7">description</text:span><text:span text:style-name="T13">)</text:span><text:span text:style-name="T12"> </text:span><text:span text:style-name="T10">}}</text:span></text:p>
      <text:p text:style-name="P3"><text:span text:style-name="T7"><text:s text:c="20"/></text:span><text:span text:style-name="T1">&lt;/</text:span><text:span text:style-name="T4">td</text:span><text:span text:style-name="T1">&gt;</text:span></text:p>
      <text:p text:style-name="P3"><text:span text:style-name="T7"><text:s text:c="16"/></text:span><text:span text:style-name="T1">&lt;/</text:span><text:span text:style-name="T4">tr</text:span><text:span text:style-name="T1">&gt;</text:span></text:p>
      <text:p text:style-name="P3"><text:span text:style-name="T7"><text:s text:c="16"/></text:span><text:span text:style-name="T1">&lt;</text:span><text:span text:style-name="T4">tr</text:span><text:span text:style-name="T1">&gt;</text:span></text:p>
      <text:p text:style-name="P3"><text:span text:style-name="T7"><text:s text:c="20"/></text:span><text:span text:style-name="T1">&lt;</text:span><text:span text:style-name="T4">th</text:span><text:span text:style-name="T1">&gt;</text:span><text:span text:style-name="T10">{{</text:span><text:span text:style-name="T12"> </text:span><text:span text:style-name="T7">form_label</text:span><text:span text:style-name="T13">(</text:span><text:span text:style-name="T7">edit_form</text:span><text:span text:style-name="T13">.</text:span><text:span text:style-name="T7">how_to_apply</text:span><text:span text:style-name="T13">)</text:span><text:span text:style-name="T12"> </text:span><text:span text:style-name="T10">}}</text:span><text:span text:style-name="T1">&lt;/</text:span><text:span text:style-name="T4">th</text:span><text:span text:style-name="T1">&gt;</text:span></text:p>
      <text:p text:style-name="P3"><text:span text:style-name="T7"><text:s text:c="20"/></text:span><text:span text:style-name="T1">&lt;</text:span><text:span text:style-name="T4">td</text:span><text:span text:style-name="T1">&gt;</text:span></text:p>
      <text:p text:style-name="P3"><text:span text:style-name="T7"><text:s text:c="24"/></text:span><text:span text:style-name="T10">{{</text:span><text:span text:style-name="T12"> </text:span><text:span text:style-name="T7">form_errors</text:span><text:span text:style-name="T13">(</text:span><text:span text:style-name="T7">edit_form</text:span><text:span text:style-name="T13">.</text:span><text:span text:style-name="T7">how_to_apply</text:span><text:span text:style-name="T13">)</text:span><text:span text:style-name="T12"> </text:span><text:span text:style-name="T10">}}</text:span></text:p>
      <text:p text:style-name="P3"><text:span text:style-name="T7"><text:s text:c="24"/></text:span><text:span text:style-name="T10">{{</text:span><text:span text:style-name="T12"> </text:span><text:span text:style-name="T7">form_widget</text:span><text:span text:style-name="T13">(</text:span><text:span text:style-name="T7">edit_form</text:span><text:span text:style-name="T13">.</text:span><text:span text:style-name="T7">how_to_apply</text:span><text:span text:style-name="T13">)</text:span><text:span text:style-name="T12"> </text:span><text:span text:style-name="T10">}}</text:span></text:p>
      <text:p text:style-name="P3"><text:span text:style-name="T7"><text:s text:c="20"/></text:span><text:span text:style-name="T1">&lt;/</text:span><text:span text:style-name="T4">td</text:span><text:span text:style-name="T1">&gt;</text:span></text:p>
      <text:p text:style-name="P3"><text:span text:style-name="T7"><text:s text:c="16"/></text:span><text:span text:style-name="T1">&lt;/</text:span><text:span text:style-name="T4">tr</text:span><text:span text:style-name="T1">&gt;</text:span></text:p>
      <text:p text:style-name="P3"><text:span text:style-name="T7"><text:s text:c="16"/></text:span><text:span text:style-name="T1">&lt;</text:span><text:span text:style-name="T4">tr</text:span><text:span text:style-name="T1">&gt;</text:span></text:p>
      <text:p text:style-name="P3"><text:span text:style-name="T7"><text:s text:c="20"/></text:span><text:span text:style-name="T1">&lt;</text:span><text:span text:style-name="T4">th</text:span><text:span text:style-name="T1">&gt;</text:span><text:span text:style-name="T10">{{</text:span><text:span text:style-name="T12"> </text:span><text:span text:style-name="T7">form_label</text:span><text:span text:style-name="T13">(</text:span><text:span text:style-name="T7">edit_form</text:span><text:span text:style-name="T13">.</text:span><text:span text:style-name="T7">token</text:span><text:span text:style-name="T13">)</text:span><text:span text:style-name="T12"> </text:span><text:span text:style-name="T10">}}</text:span><text:span text:style-name="T1">&lt;/</text:span><text:span text:style-name="T4">th</text:span><text:span text:style-name="T1">&gt;</text:span></text:p>
      <text:p text:style-name="P3"><text:span text:style-name="T7"><text:s text:c="20"/></text:span><text:span text:style-name="T1">&lt;</text:span><text:span text:style-name="T4">td</text:span><text:span text:style-name="T1">&gt;</text:span></text:p>
      <text:p text:style-name="P3"><text:span text:style-name="T7"><text:s text:c="24"/></text:span><text:span text:style-name="T10">{{</text:span><text:span text:style-name="T12"> </text:span><text:span text:style-name="T7">form_errors</text:span><text:span text:style-name="T13">(</text:span><text:span text:style-name="T7">edit_form</text:span><text:span text:style-name="T13">.</text:span><text:span text:style-name="T7">token</text:span><text:span text:style-name="T13">)</text:span><text:span text:style-name="T12"> </text:span><text:span text:style-name="T10">}}</text:span></text:p>
      <text:p text:style-name="P3"><text:span text:style-name="T7"><text:s text:c="24"/></text:span><text:span text:style-name="T10">{{</text:span><text:span text:style-name="T12"> </text:span><text:span text:style-name="T7">form_widget</text:span><text:span text:style-name="T13">(</text:span><text:span text:style-name="T7">edit_form</text:span><text:span text:style-name="T13">.</text:span><text:span text:style-name="T7">token</text:span><text:span text:style-name="T13">)</text:span><text:span text:style-name="T12"> </text:span><text:span text:style-name="T10">}}</text:span></text:p>
      <text:p text:style-name="P3"><text:span text:style-name="T7"><text:s text:c="20"/></text:span><text:span text:style-name="T1">&lt;/</text:span><text:span text:style-name="T4">td</text:span><text:span text:style-name="T1">&gt;</text:span></text:p>
      <text:p text:style-name="P3"><text:span text:style-name="T7"><text:s text:c="16"/></text:span><text:span text:style-name="T1">&lt;/</text:span><text:span text:style-name="T4">tr</text:span><text:span text:style-name="T1">&gt;</text:span></text:p>
      <text:p text:style-name="P3"><text:span text:style-name="T7"><text:s text:c="16"/></text:span><text:span text:style-name="T1">&lt;</text:span><text:span text:style-name="T4">tr</text:span><text:span text:style-name="T1">&gt;</text:span></text:p>
      <text:p text:style-name="P3"><text:span text:style-name="T7"><text:s text:c="20"/></text:span><text:span text:style-name="T1">&lt;</text:span><text:span text:style-name="T4">th</text:span><text:span text:style-name="T1">&gt;</text:span><text:span text:style-name="T10">{{</text:span><text:span text:style-name="T12"> </text:span><text:span text:style-name="T7">form_label</text:span><text:span text:style-name="T13">(</text:span><text:span text:style-name="T7">edit_form</text:span><text:span text:style-name="T13">.</text:span><text:span text:style-name="T7">is_public</text:span><text:span text:style-name="T13">)</text:span><text:span text:style-name="T12"> </text:span><text:span text:style-name="T10">}}</text:span><text:span text:style-name="T1">&lt;/</text:span><text:span text:style-name="T4">th</text:span><text:span text:style-name="T1">&gt;</text:span></text:p>
      <text:p text:style-name="P3"><text:span text:style-name="T7"><text:s text:c="20"/></text:span><text:span text:style-name="T1">&lt;</text:span><text:span text:style-name="T4">td</text:span><text:span text:style-name="T1">&gt;</text:span></text:p>
      <text:p text:style-name="P3"><text:span text:style-name="T7"><text:s text:c="24"/></text:span><text:span text:style-name="T10">{{</text:span><text:span text:style-name="T12"> </text:span><text:span text:style-name="T7">form_errors</text:span><text:span text:style-name="T13">(</text:span><text:span text:style-name="T7">edit_form</text:span><text:span text:style-name="T13">.</text:span><text:span text:style-name="T7">is_public</text:span><text:span text:style-name="T13">)</text:span><text:span text:style-name="T12"> </text:span><text:span text:style-name="T10">}}</text:span></text:p>
      <text:p text:style-name="P3"><text:span text:style-name="T7"><text:s text:c="24"/></text:span><text:span text:style-name="T10">{{</text:span><text:span text:style-name="T12"> </text:span><text:span text:style-name="T7">form_widget</text:span><text:span text:style-name="T13">(</text:span><text:span text:style-name="T7">edit_form</text:span><text:span text:style-name="T13">.</text:span><text:span text:style-name="T7">is_public</text:span><text:span text:style-name="T13">)</text:span><text:span text:style-name="T12"> </text:span><text:span text:style-name="T10">}}</text:span></text:p>
      <text:p text:style-name="P3"><text:span text:style-name="T7"><text:s text:c="24"/></text:span><text:span text:style-name="T1">&lt;</text:span><text:span text:style-name="T4">br</text:span> <text:span text:style-name="T1">/&gt;</text:span><text:span text:style-name="T7"> Whether the job can also be published on affiliate websites or not.</text:span></text:p>
      <text:p text:style-name="P3"><text:span text:style-name="T7"><text:s text:c="20"/></text:span><text:span text:style-name="T1">&lt;/</text:span><text:span text:style-name="T4">td</text:span><text:span text:style-name="T1">&gt;</text:span></text:p>
      <text:p text:style-name="P3"><text:span text:style-name="T7"><text:s text:c="16"/></text:span><text:span text:style-name="T1">&lt;/</text:span><text:span text:style-name="T4">tr</text:span><text:span text:style-name="T1">&gt;</text:span></text:p>
      <text:p text:style-name="P3"><text:span text:style-name="T7"><text:s text:c="16"/></text:span><text:span text:style-name="T1">&lt;</text:span><text:span text:style-name="T4">tr</text:span><text:span text:style-name="T1">&gt;</text:span></text:p>
      <text:p text:style-name="P3"><text:span text:style-name="T7"><text:s text:c="20"/></text:span><text:span text:style-name="T1">&lt;</text:span><text:span text:style-name="T4">th</text:span><text:span text:style-name="T1">&gt;</text:span><text:span text:style-name="T10">{{</text:span><text:span text:style-name="T12"> </text:span><text:span text:style-name="T7">form_label</text:span><text:span text:style-name="T13">(</text:span><text:span text:style-name="T7">edit_form</text:span><text:span text:style-name="T13">.</text:span><text:span text:style-name="T7">email</text:span><text:span text:style-name="T13">)</text:span><text:span text:style-name="T12"> </text:span><text:span text:style-name="T10">}}</text:span><text:span text:style-name="T1">&lt;/</text:span><text:span text:style-name="T4">th</text:span><text:span text:style-name="T1">&gt;</text:span></text:p>
      <text:p text:style-name="P3"><text:span text:style-name="T7"><text:s text:c="20"/></text:span><text:span text:style-name="T1">&lt;</text:span><text:span text:style-name="T4">td</text:span><text:span text:style-name="T1">&gt;</text:span></text:p>
      <text:p text:style-name="P3"><text:span text:style-name="T7"><text:s text:c="24"/></text:span><text:span text:style-name="T10">{{</text:span><text:span text:style-name="T12"> </text:span><text:span text:style-name="T7">form_errors</text:span><text:span text:style-name="T13">(</text:span><text:span text:style-name="T7">edit_form</text:span><text:span text:style-name="T13">.</text:span><text:span text:style-name="T7">email</text:span><text:span text:style-name="T13">)</text:span><text:span text:style-name="T12"> </text:span><text:span text:style-name="T10">}}</text:span></text:p>
      <text:p text:style-name="P3"><text:span text:style-name="T7"><text:s text:c="24"/></text:span><text:span text:style-name="T10">{{</text:span><text:span text:style-name="T12"> </text:span><text:span text:style-name="T7">form_widget</text:span><text:span text:style-name="T13">(</text:span><text:span text:style-name="T7">edit_form</text:span><text:span text:style-name="T13">.</text:span><text:span text:style-name="T7">email</text:span><text:span text:style-name="T13">)</text:span><text:span text:style-name="T12"> </text:span><text:span text:style-name="T10">}}</text:span></text:p>
      <text:p text:style-name="P3"><text:span text:style-name="T7"><text:s text:c="20"/></text:span><text:span text:style-name="T1">&lt;/</text:span><text:span text:style-name="T4">td</text:span><text:span text:style-name="T1">&gt;</text:span></text:p>
      <text:p text:style-name="P3"><text:span text:style-name="T7"><text:s text:c="16"/></text:span><text:span text:style-name="T1">&lt;/</text:span><text:span text:style-name="T4">tr</text:span><text:span text:style-name="T1">&gt;</text:span></text:p>
      <text:p text:style-name="P3"><text:span text:style-name="T7"><text:s text:c="12"/></text:span><text:span text:style-name="T1">&lt;/</text:span><text:span text:style-name="T4">tbody</text:span><text:span text:style-name="T1">&gt;</text:span></text:p>
      <text:p text:style-name="P3"><text:span text:style-name="T7"><text:s text:c="8"/></text:span><text:span text:style-name="T1">&lt;/</text:span><text:span text:style-name="T4">table</text:span><text:span text:style-name="T1">&gt;</text:span></text:p>
      <text:p text:style-name="P3"><text:span text:style-name="T7"><text:s text:c="4"/></text:span><text:span text:style-name="T10">{{</text:span><text:span text:style-name="T12"> </text:span><text:span text:style-name="T7">form_rest</text:span><text:span text:style-name="T13">(</text:span><text:span text:style-name="T7">edit_form</text:span><text:span text:style-name="T13">)</text:span><text:span text:style-name="T12"> </text:span><text:span text:style-name="T10">}}</text:span></text:p>
      <text:p text:style-name="P3"><text:span text:style-name="T10">{%</text:span><text:span text:style-name="T12"> endblock </text:span><text:span text:style-name="T10">%}</text:span></text:p>
      <text:p text:style-name="P10"><text:span text:style-name="T27"/></text:p>
      <text:p text:style-name="P10"><text:span text:style-name="T27"/></text:p>
      <text:p text:style-name="P7"><text:soft-page-break/><text:span text:style-name="T18">Tak jak poprzednio do templatki dodajemy: </text:span></text:p>
      <text:p text:style-name="P7"/>
      <text:p text:style-name="P3"><text:span text:style-name="T22">novalidate –</text:span><text:span text:style-name="T25"> </text:span><text:span text:style-name="T26">co uruchomi walidacje z frameworka symfony</text:span></text:p>
      <text:p text:style-name="P3"><text:span text:style-name="T26"/></text:p>
      <text:p text:style-name="P3"><text:span text:style-name="T26">Uwaga w nowszych wersjach fameworka </text:span><text:span text:style-name="T20">{{</text:span><text:span text:style-name="T21"> </text:span><text:span text:style-name="T20">form_rest(edit_form)</text:span><text:span text:style-name="T21"> </text:span><text:span text:style-name="T20">}}</text:span><text:span text:style-name="T26"> zmienia się na</text:span></text:p>
      <text:p text:style-name="P9"><text:span text:style-name="T11">{{</text:span><text:span text:style-name="T12"> </text:span><text:span text:style-name="T8">form_end</text:span><text:span text:style-name="T14">(</text:span><text:span text:style-name="T8">edit_form</text:span><text:span text:style-name="T14">)</text:span><text:span text:style-name="T12"> </text:span><text:span text:style-name="T11">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6M43S</meta:editing-duration>
    <meta:editing-cycles>8</meta:editing-cycles>
    <meta:generator>OpenOffice.org/3.3$Win32 OpenOffice.org_project/330m20$Build-9567</meta:generator>
    <dc:date>2014-02-27T16:38:34.12</dc:date>
    <dc:creator>szymon idczak</dc:creator>
    <meta:document-statistic meta:table-count="0" meta:image-count="0" meta:object-count="0" meta:page-count="6" meta:paragraph-count="292" meta:word-count="711" meta:character-count="10196"/>
    <meta:user-defined meta:name="Info 1"/>
    <meta:user-defined meta:name="Info 2"/>
    <meta:user-defined meta:name="Info 3"/>
    <meta:user-defined meta:name="Info 4"/>
  </office:meta>
</office:document-meta>
</file>